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3.04pt"/>
    </style:style>
    <style:style style:name="co2" style:family="table-column">
      <style:table-column-properties fo:break-before="auto" style:column-width="8.5pt"/>
    </style:style>
    <style:style style:name="co3" style:family="table-column">
      <style:table-column-properties fo:break-before="auto" style:column-width="59.56pt"/>
    </style:style>
    <style:style style:name="co4" style:family="table-column">
      <style:table-column-properties fo:break-before="auto" style:column-width="85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8.79pt"/>
    </style:style>
    <style:style style:name="co7" style:family="table-column">
      <style:table-column-properties fo:break-before="auto" style:column-width="89.29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102.05pt"/>
    </style:style>
    <style:style style:name="co10" style:family="table-column">
      <style:table-column-properties fo:break-before="auto" style:column-width="33.99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74" style:family="table-cell" style:parent-style-name="Default">
      <style:text-properties style:font-name="Envy Code R" fo:font-size="10pt" style:font-size-asian="10pt" style:font-size-complex="10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23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231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232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23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23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pt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pt"/>
      <style:text-properties style:font-name="Envy Code R"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Envy Code R" fo:font-size="10pt" style:font-size-asian="10pt" style:font-size-complex="10pt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Envy Code R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Envy Code R" fo:font-size="10pt" style:font-size-asian="10pt" style:font-size-complex="10pt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  <style:text-properties style:font-name="Envy Code R"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Envy Code R" fo:font-size="10pt" style:font-size-asian="10pt" style:font-size-complex="1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4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  <style:text-properties style:font-name="Envy Code R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Envy Code R" fo:font-size="10pt" style:font-size-asian="10pt" style:font-size-complex="10pt"/>
    </style:style>
    <style:style style:name="ce151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Envy Code 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pt"/>
      <style:text-properties style:font-name="Envy Code R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5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pt"/>
      <style:text-properties style:font-name="Envy Code R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07.72pt" svg:height="17.01pt" svg:x="1034.65pt" svg:y="260.79pt" draw:control="control1"/>
          <draw:control draw:z-index="1" draw:style-name="gr1" draw:text-style-name="P1" svg:width="107.72pt" svg:height="17.01pt" svg:x="1153.7pt" svg:y="232.44pt" draw:control="control2"/>
          <draw:control draw:z-index="2" draw:style-name="gr1" draw:text-style-name="P1" svg:width="107.72pt" svg:height="17.01pt" svg:x="1153.7pt" svg:y="260.79pt" draw:control="control3"/>
          <draw:control draw:z-index="3" draw:style-name="gr1" draw:text-style-name="P1" svg:width="107.72pt" svg:height="17.01pt" svg:x="1034.65pt" svg:y="232.44pt" draw:control="control4"/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3" table:default-cell-style-name="ce26"/>
        <table:table-column table:style-name="co4" table:default-cell-style-name="ce26"/>
        <table:table-column table:style-name="co2" table:default-cell-style-name="ce11"/>
        <table:table-column table:style-name="co3" table:number-columns-repeated="5" table:default-cell-style-name="ce26"/>
        <table:table-column table:style-name="co5" table:number-columns-repeated="42" table:default-cell-style-name="ce11"/>
        <table:table-row table:style-name="ro1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44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41"/>
        </table:table-row>
        <table:table-row table:style-name="ro2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1" calcext:value-type="percentage">
            <text:p>100.00%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181" table:content-validation-name="val5" office:value-type="percentage" office:value="1" calcext:value-type="percentage">
            <text:p>100.00%</text:p>
          </table:table-cell>
          <table:table-cell table:style-name="ce181" table:content-validation-name="val6" office:value-type="percentage" office:value="0" calcext:value-type="percentage">
            <text:p>0.00%</text:p>
          </table:table-cell>
          <table:table-cell table:style-name="ce181" table:content-validation-name="val7" office:value-type="percentage" office:value="0" calcext:value-type="percentage">
            <text:p>0.00%</text:p>
          </table:table-cell>
          <table:table-cell table:style-name="ce185" table:content-validation-name="val8" office:value-type="float" office:value="0" calcext:value-type="float">
            <text:p>0</text:p>
          </table:table-cell>
          <table:table-cell table:number-columns-repeated="2" table:style-name="ce185" table:content-validation-name="val9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8" table:formula="of:=IF([CALC.M2]=&quot;&quot;;&quot;&quot;;[CALC.M2])" office:value-type="float" office:value="0" calcext:value-type="float">
            <text:p>0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1" calcext:value-type="percentage">
            <text:p>100.00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1"/>
        </table:table-row>
        <table:table-row table:style-name="ro2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1" calcext:value-type="percentage">
            <text:p>100.00%</text:p>
          </table:table-cell>
          <table:table-cell table:style-name="ce28" table:content-validation-name="val4" office:value-type="float" office:value="1" calcext:value-type="float">
            <text:p>1</text:p>
          </table:table-cell>
          <table:table-cell table:style-name="ce30" table:number-columns-repeated="4"/>
          <table:table-cell table:number-columns-repeated="2" table:style-name="ce186" table:content-validation-name="val10" office:value-type="float" office:value="0" calcext:value-type="float">
            <text:p>0</text:p>
          </table:table-cell>
          <table:table-cell table:style-name="ce186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0" calcext:value-type="float">
            <text:p>0</text:p>
          </table:table-cell>
          <table:table-cell table:style-name="ce16" table:formula="of:=[CALC.M2]*0.05" office:value-type="percentage" office:value="0" calcext:value-type="percentage">
            <text:p>0.00%</text:p>
          </table:table-cell>
          <table:table-cell table:style-name="ce40" table:formula="of:=ROUND([CALC.R105])" office:value-type="float" office:value="0" calcext:value-type="float">
            <text:p>0</text:p>
          </table:table-cell>
          <table:table-cell table:style-name="ce40" table:formula="of:=IF([.R3]=[DB.A50];IF([.K5]=0;&quot;-&quot;;ROUND([CALC.S105]));[.N3])" office:value-type="float" office:value="0" calcext:value-type="float">
            <text:p>0</text:p>
          </table:table-cell>
          <table:table-cell table:style-name="ce16" table:formula="of:=IF([CALC.P3]=&quot;&quot;;&quot;&quot;;[CALC.P3])" office:value-type="percentage" office:value="1" calcext:value-type="percentage">
            <text:p>100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41"/>
        </table:table-row>
        <table:table-row table:style-name="ro1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42"/>
        </table:table-row>
        <table:table-row table:style-name="ro2">
          <table:table-cell table:style-name="ce5" office:value-type="string" calcext:value-type="string">
            <text:p>OFFENSE</text:p>
          </table:table-cell>
          <table:table-cell/>
          <table:table-cell table:number-columns-repeated="2"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100" calcext:value-type="float">
            <text:p>10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2" table:style-name="ce17" table:content-validation-name="val1" office:value-type="float" office:value="5" calcext:value-type="float">
            <text:p>5</text:p>
          </table:table-cell>
          <table:table-cell table:number-columns-repeated="7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145" calcext:value-type="float">
            <text:p>145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525" calcext:value-type="float">
            <text:p>525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7875" calcext:value-type="float">
            <text:p>7875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4500" calcext:value-type="float">
            <text:p>450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5750" calcext:value-type="float">
            <text:p>575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-100" calcext:value-type="float">
            <text:p>-100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-5" calcext:value-type="float">
            <text:p>-5</text:p>
          </table:table-cell>
          <table:table-cell table:style-name="ce6" table:formula="of:=IF([CALC.H6]=&quot;&quot;;&quot;&quot;;[CALC.H6])" office:value-type="float" office:value="-5" calcext:value-type="float">
            <text:p>-5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0" calcext:value-type="float">
            <text:p>0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-145" calcext:value-type="float">
            <text:p>-145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525" calcext:value-type="float">
            <text:p>525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-7875" calcext:value-type="float">
            <text:p>-7875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-4500" calcext:value-type="float">
            <text:p>-450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-5750" calcext:value-type="float">
            <text:p>-575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-[.C6]*([.$J$2]+[.$I$2])*0.1)" office:value-type="float" office:value="-0" calcext:value-type="float">
            <text:p>0</text:p>
          </table:table-cell>
          <table:table-cell table:style-name="ce170" table:formula="of:=ROUND(-[.D6]*([.$J$2]+[.$I$2])*0.1)" office:value-type="float" office:value="-0" calcext:value-type="float">
            <text:p>0</text:p>
          </table:table-cell>
          <table:table-cell table:style-name="ce170" table:formula="of:=ROUND(-[.E6]*([.$J$2]+[.$I$2])*0.1)" office:value-type="float" office:value="0" calcext:value-type="float">
            <text:p>0</text:p>
          </table:table-cell>
          <table:table-cell table:style-name="ce170" table:formula="of:=ROUND(-[.F6]*([.$J$2]+[.$I$2])*0.1)" office:value-type="float" office:value="-0" calcext:value-type="float">
            <text:p>0</text:p>
          </table:table-cell>
          <table:table-cell table:style-name="ce170" table:formula="of:=ROUND(-[.G6]*([.$J$2]+[.$I$2])*0.1)" office:value-type="float" office:value="0" calcext:value-type="float">
            <text:p>0</text:p>
          </table:table-cell>
          <table:table-cell table:style-name="ce170" table:formula="of:=ROUND(-[.H6]*([.$J$2]+[.$I$2])*0.1)" office:value-type="float" office:value="0" calcext:value-type="float">
            <text:p>0</text:p>
          </table:table-cell>
          <table:table-cell table:style-name="ce170" table:formula="of:=ROUND(-[.I6]*([.$J$2]+[.$I$2])*0.1)" office:value-type="float" office:value="-0" calcext:value-type="float">
            <text:p>0</text:p>
          </table:table-cell>
          <table:table-cell table:style-name="ce170" table:formula="of:=ROUND(-[.J6]*([.$J$2]+[.$I$2])*0.1)" office:value-type="float" office:value="-0" calcext:value-type="float">
            <text:p>0</text:p>
          </table:table-cell>
          <table:table-cell table:style-name="ce170" table:formula="of:=ROUND(-[.K6]*([.$J$2]+[.$I$2])*0.1)" office:value-type="float" office:value="-0" calcext:value-type="float">
            <text:p>0</text:p>
          </table:table-cell>
          <table:table-cell table:style-name="ce170" table:formula="of:=ROUND(-[.L6]*([.$J$2]+[.$I$2])*0.1)" office:value-type="float" office:value="-0" calcext:value-type="float">
            <text:p>0</text:p>
          </table:table-cell>
          <table:table-cell table:style-name="ce170" table:formula="of:=ROUND(-[.M6]*([.$J$2]+[.$I$2])*0.1)" office:value-type="float" office:value="-0" calcext:value-type="float">
            <text:p>0</text:p>
          </table:table-cell>
          <table:table-cell table:style-name="ce170" table:formula="of:=ROUND(-[.N6]*([.$J$2]+[.$I$2])*0.1)" office:value-type="float" office:value="-0" calcext:value-type="float">
            <text:p>0</text:p>
          </table:table-cell>
          <table:table-cell table:style-name="ce170" table:formula="of:=ROUND(-[.O6]*([.$J$2]+[.$I$2])*0.1)" office:value-type="float" office:value="-0" calcext:value-type="float">
            <text:p>0</text:p>
          </table:table-cell>
          <table:table-cell table:style-name="ce170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0" calcext:value-type="float">
            <text:p>0</text:p>
          </table:table-cell>
          <table:table-cell/>
          <table:table-cell table:style-name="ce170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170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0" calcext:value-type="float">
            <text:p>0</text:p>
          </table:table-cell>
          <table:table-cell table:style-name="ce170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0" calcext:value-type="float">
            <text:p>0</text:p>
          </table:table-cell>
          <table:table-cell table:style-name="ce170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INCLUDES REVIVED)</text:p>
          </table:table-cell>
          <table:table-cell/>
          <table:table-cell table:style-name="ce171" table:formula="of:=SUM([.C5];[.C6];[.C7])" office:value-type="float" office:value="0" calcext:value-type="float">
            <text:p>0</text:p>
          </table:table-cell>
          <table:table-cell table:style-name="ce171" table:formula="of:=SUM([.D5];[.D6];[.D7])" office:value-type="float" office:value="0" calcext:value-type="float">
            <text:p>0</text:p>
          </table:table-cell>
          <table:table-cell table:style-name="ce171" table:formula="of:=SUM([.E5];[.E6];[.E7])" office:value-type="float" office:value="0" calcext:value-type="float">
            <text:p>0</text:p>
          </table:table-cell>
          <table:table-cell table:style-name="ce171" table:formula="of:=SUM([.F5];[.F6];[.F7])" office:value-type="float" office:value="0" calcext:value-type="float">
            <text:p>0</text:p>
          </table:table-cell>
          <table:table-cell table:style-name="ce171" table:formula="of:=SUM([.G5];[.G6];[.G7])" office:value-type="float" office:value="0" calcext:value-type="float">
            <text:p>0</text:p>
          </table:table-cell>
          <table:table-cell table:style-name="ce171" table:formula="of:=SUM([.H5];[.H6];[.H7])" office:value-type="float" office:value="0" calcext:value-type="float">
            <text:p>0</text:p>
          </table:table-cell>
          <table:table-cell table:style-name="ce171" table:formula="of:=SUM([.I5];[.I6];[.I7])" office:value-type="float" office:value="0" calcext:value-type="float">
            <text:p>0</text:p>
          </table:table-cell>
          <table:table-cell table:style-name="ce171" table:formula="of:=SUM([.J5];[.J6];[.J7])" office:value-type="float" office:value="0" calcext:value-type="float">
            <text:p>0</text:p>
          </table:table-cell>
          <table:table-cell table:style-name="ce171" table:formula="of:=SUM([.K5];[.K6];[.K7])" office:value-type="float" office:value="0" calcext:value-type="float">
            <text:p>0</text:p>
          </table:table-cell>
          <table:table-cell table:style-name="ce171" table:formula="of:=SUM([.L5];[.L6];[.L7])" office:value-type="float" office:value="0" calcext:value-type="float">
            <text:p>0</text:p>
          </table:table-cell>
          <table:table-cell table:style-name="ce171" table:formula="of:=SUM([.M5];[.M6];[.M7])" office:value-type="float" office:value="0" calcext:value-type="float">
            <text:p>0</text:p>
          </table:table-cell>
          <table:table-cell table:style-name="ce171" table:formula="of:=SUM([.N5];[.N6];[.N7])" office:value-type="float" office:value="0" calcext:value-type="float">
            <text:p>0</text:p>
          </table:table-cell>
          <table:table-cell table:style-name="ce171" table:formula="of:=SUM([.O5];[.O6];[.O7])" office:value-type="float" office:value="0" calcext:value-type="float">
            <text:p>0</text:p>
          </table:table-cell>
          <table:table-cell table:style-name="ce171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0" calcext:value-type="float">
            <text:p>0</text:p>
          </table:table-cell>
          <table:table-cell/>
          <table:table-cell table:style-name="ce171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0" calcext:value-type="float">
            <text:p>0</text:p>
          </table:table-cell>
          <table:table-cell table:style-name="ce171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0" calcext:value-type="float">
            <text:p>0</text:p>
          </table:table-cell>
          <table:table-cell table:style-name="ce171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0" calcext:value-type="float">
            <text:p>0</text:p>
          </table:table-cell>
          <table:table-cell table:style-name="ce171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5" office:value-type="string" calcext:value-type="string">
            <text:p>DEFENSE</text:p>
          </table:table-cell>
          <table:table-cell/>
          <table:table-cell table:number-columns-repeated="2" table:style-name="ce17" table:content-validation-name="val1" office:value-type="float" office:value="100" calcext:value-type="float">
            <text:p>100</text:p>
          </table:table-cell>
          <table:table-cell table:number-columns-repeated="11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200" calcext:value-type="float">
            <text:p>200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900" calcext:value-type="float">
            <text:p>900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8000" calcext:value-type="float">
            <text:p>800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6000" calcext:value-type="float">
            <text:p>600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9000" calcext:value-type="float">
            <text:p>900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-83" calcext:value-type="float">
            <text:p>-83</text:p>
          </table:table-cell>
          <table:table-cell table:style-name="ce6" table:formula="of:=IF([CALC.D10]=&quot;&quot;;&quot;&quot;;[CALC.D10])" office:value-type="float" office:value="-83" calcext:value-type="float">
            <text:p>-83</text:p>
          </table:table-cell>
          <table:table-cell table:style-name="ce6" table:formula="of:=IF([CALC.E10]=&quot;&quot;;&quot;&quot;;[CALC.E10])" office:value-type="float" office:value="0" calcext:value-type="float">
            <text:p>0</text:p>
          </table:table-cell>
          <table:table-cell table:style-name="ce6" table:formula="of:=IF([CALC.F10]=&quot;&quot;;&quot;&quot;;[CALC.F10])" office:value-type="float" office:value="0" calcext:value-type="float">
            <text:p>0</text:p>
          </table:table-cell>
          <table:table-cell table:style-name="ce6" table:formula="of:=IF([CALC.G10]=&quot;&quot;;&quot;&quot;;[CALC.G10])" office:value-type="float" office:value="0" calcext:value-type="float">
            <text:p>0</text:p>
          </table:table-cell>
          <table:table-cell table:style-name="ce6" table:formula="of:=IF([CALC.H10]=&quot;&quot;;&quot;&quot;;[CALC.H10])" office:value-type="float" office:value="0" calcext:value-type="float">
            <text:p>0</text:p>
          </table:table-cell>
          <table:table-cell table:style-name="ce6" table:formula="of:=IF([CALC.I10]=&quot;&quot;;&quot;&quot;;[CALC.I10])" office:value-type="float" office:value="0" calcext:value-type="float">
            <text:p>0</text:p>
          </table:table-cell>
          <table:table-cell table:style-name="ce6" table:formula="of:=IF([CALC.J10]=&quot;&quot;;&quot;&quot;;[CALC.J10])" office:value-type="float" office:value="0" calcext:value-type="float">
            <text:p>0</text:p>
          </table:table-cell>
          <table:table-cell table:style-name="ce6" table:formula="of:=IF([CALC.K10]=&quot;&quot;;&quot;&quot;;[CALC.K10])" office:value-type="float" office:value="0" calcext:value-type="float">
            <text:p>0</text:p>
          </table:table-cell>
          <table:table-cell table:style-name="ce6" table:formula="of:=IF([CALC.L10]=&quot;&quot;;&quot;&quot;;[CALC.L10])" office:value-type="float" office:value="0" calcext:value-type="float">
            <text:p>0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0" calcext:value-type="float">
            <text:p>0</text:p>
          </table:table-cell>
          <table:table-cell table:style-name="ce6" table:formula="of:=IF([CALC.O10]=&quot;&quot;;&quot;&quot;;[CALC.O10])" office:value-type="float" office:value="0" calcext:value-type="float">
            <text:p>0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-166" calcext:value-type="float">
            <text:p>-166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747" calcext:value-type="float">
            <text:p>747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-6640" calcext:value-type="float">
            <text:p>-664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-4980" calcext:value-type="float">
            <text:p>-498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-7470" calcext:value-type="float">
            <text:p>-747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0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170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170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170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170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EXCLUDES REVIVED)</text:p>
          </table:table-cell>
          <table:table-cell/>
          <table:table-cell table:style-name="ce172" table:formula="of:=SUM([.C9];[.C10])" office:value-type="float" office:value="17" calcext:value-type="float">
            <text:p>17</text:p>
          </table:table-cell>
          <table:table-cell table:style-name="ce172" table:formula="of:=SUM([.D9];[.D10])" office:value-type="float" office:value="17" calcext:value-type="float">
            <text:p>17</text:p>
          </table:table-cell>
          <table:table-cell table:style-name="ce172" table:formula="of:=SUM([.E9];[.E10])" office:value-type="float" office:value="0" calcext:value-type="float">
            <text:p>0</text:p>
          </table:table-cell>
          <table:table-cell table:style-name="ce172" table:formula="of:=SUM([.F9];[.F10])" office:value-type="float" office:value="0" calcext:value-type="float">
            <text:p>0</text:p>
          </table:table-cell>
          <table:table-cell table:style-name="ce172" table:formula="of:=SUM([.G9];[.G10])" office:value-type="float" office:value="0" calcext:value-type="float">
            <text:p>0</text:p>
          </table:table-cell>
          <table:table-cell table:style-name="ce172" table:formula="of:=SUM([.H9];[.H10])" office:value-type="float" office:value="0" calcext:value-type="float">
            <text:p>0</text:p>
          </table:table-cell>
          <table:table-cell table:style-name="ce172" table:formula="of:=SUM([.I9];[.I10])" office:value-type="float" office:value="0" calcext:value-type="float">
            <text:p>0</text:p>
          </table:table-cell>
          <table:table-cell table:style-name="ce172" table:formula="of:=SUM([.J9];[.J10])" office:value-type="float" office:value="0" calcext:value-type="float">
            <text:p>0</text:p>
          </table:table-cell>
          <table:table-cell table:style-name="ce172" table:formula="of:=SUM([.K9];[.K10])" office:value-type="float" office:value="0" calcext:value-type="float">
            <text:p>0</text:p>
          </table:table-cell>
          <table:table-cell table:style-name="ce172" table:formula="of:=SUM([.L9];[.L10])" office:value-type="float" office:value="0" calcext:value-type="float">
            <text:p>0</text:p>
          </table:table-cell>
          <table:table-cell table:style-name="ce172" table:formula="of:=SUM([.M9];[.M10])" office:value-type="float" office:value="0" calcext:value-type="float">
            <text:p>0</text:p>
          </table:table-cell>
          <table:table-cell table:style-name="ce172" table:formula="of:=SUM([.N9];[.N10])" office:value-type="float" office:value="0" calcext:value-type="float">
            <text:p>0</text:p>
          </table:table-cell>
          <table:table-cell table:style-name="ce172" table:formula="of:=SUM([.O9];[.O10])" office:value-type="float" office:value="0" calcext:value-type="float">
            <text:p>0</text:p>
          </table:table-cell>
          <table:table-cell table:style-name="ce172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34" calcext:value-type="float">
            <text:p>34</text:p>
          </table:table-cell>
          <table:table-cell/>
          <table:table-cell table:style-name="ce171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153" calcext:value-type="float">
            <text:p>153</text:p>
          </table:table-cell>
          <table:table-cell table:style-name="ce171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1360" calcext:value-type="float">
            <text:p>1360</text:p>
          </table:table-cell>
          <table:table-cell table:style-name="ce171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1020" calcext:value-type="float">
            <text:p>1020</text:p>
          </table:table-cell>
          <table:table-cell table:style-name="ce171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1530" calcext:value-type="float">
            <text:p>1530</text:p>
          </table:table-cell>
          <table:table-cell table:style-name="Default"/>
          <table:table-cell table:number-columns-repeated="42"/>
        </table:table-row>
        <table:table-row table:style-name="ro1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" calcext:value-type="percentage">
            <text:p>10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1" calcext:value-type="percentage">
            <text:p>1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 table:number-rows-repeated="3">
          <table:table-cell table:style-name="ce12" table:number-columns-repeated="22"/>
          <table:table-cell table:number-columns-repeated="42"/>
        </table:table-row>
        <table:table-row table:style-name="ro3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42"/>
        </table:table-row>
        <table:table-row table:style-name="ro3" table:number-rows-repeated="62">
          <table:table-cell table:style-name="ce12" table:number-columns-repeated="22"/>
          <table:table-cell table:number-columns-repeated="42"/>
        </table:table-row>
        <table:table-row table:style-name="ro3" table:number-rows-repeated="16">
          <table:table-cell table:style-name="ce12" table:number-columns-repeated="64"/>
        </table:table-row>
        <table:table-row table:style-name="ro3" table:number-rows-repeated="4">
          <table:table-cell table:style-name="ce12" table:number-columns-repeated="22"/>
          <table:table-cell table:number-columns-repeated="42"/>
        </table:table-row>
        <table:table-row table:style-name="ro3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55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42"/>
        </table:table-row>
        <table:table-row table:style-name="ro3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56"/>
        </table:table-row>
        <table:table-row table:style-name="ro3" table:number-rows-repeated="104843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ALC" table:style-name="ta1">
        <office:forms form:automatic-focus="false" form:apply-design-mode="false"/>
        <table:table-column table:style-name="co6" table:default-cell-style-name="ce74"/>
        <table:table-column table:style-name="co2" table:default-cell-style-name="ce74"/>
        <table:table-column table:style-name="co3" table:number-columns-repeated="13" table:default-cell-style-name="ce85"/>
        <table:table-column table:style-name="co7" table:default-cell-style-name="ce85"/>
        <table:table-column table:style-name="co2" table:default-cell-style-name="ce74"/>
        <table:table-column table:style-name="co8" table:number-columns-repeated="2" table:default-cell-style-name="ce85"/>
        <table:table-column table:style-name="co5" table:number-columns-repeated="45" table:default-cell-style-name="Default"/>
        <table:table-row table:style-name="ro4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44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74"/>
          <table:table-cell table:number-columns-repeated="3"/>
          <table:table-cell table:style-name="ce74" table:number-columns-repeated="41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230" table:formula="of:=IF([.D2]=0;0.5;0.95+[.D2]*0.05)" office:value-type="percentage" office:value="1" calcext:value-type="percentage">
            <text:p>100.00%</text:p>
          </table:table-cell>
          <table:table-cell table:style-name="ce90" table:formula="of:=IF([BATTLE.D2]=&quot;&quot;;&quot;&quot;;[BATTLE.D2])" office:value-type="float" office:value="1" calcext:value-type="float">
            <text:p>1</text:p>
          </table:table-cell>
          <table:table-cell table:style-name="ce92" table:formula="of:=IF([BATTLE.E2]=&quot;&quot;;&quot;&quot;;[BATTLE.E2])" office:value-type="percentage" office:value="1" calcext:value-type="percentage">
            <text:p>100.00%</text:p>
          </table:table-cell>
          <table:table-cell table:style-name="ce92" table:formula="of:=IF([BATTLE.F2]=&quot;&quot;;&quot;&quot;;[BATTLE.F2])" office:value-type="percentage" office:value="0" calcext:value-type="percentage">
            <text:p>0.00%</text:p>
          </table:table-cell>
          <table:table-cell table:style-name="ce92" table:formula="of:=IF([BATTLE.G2]=&quot;&quot;;&quot;&quot;;[BATTLE.G2])" office:value-type="percentage" office:value="0" calcext:value-type="percentage">
            <text:p>0.00%</text:p>
          </table:table-cell>
          <table:table-cell table:style-name="ce96" table:formula="of:=IF([BATTLE.H2]=&quot;&quot;;&quot;&quot;;[BATTLE.H2])" office:value-type="float" office:value="0" calcext:value-type="float">
            <text:p>0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 office:value-type="float" office:value="0" calcext:value-type="float">
            <text:p>0</text:p>
          </table:table-cell>
          <table:table-cell table:style-name="ce100" table:formula="of:=ROUND([.S26])" office:value-type="float" office:value="0" calcext:value-type="float">
            <text:p>0</text:p>
          </table:table-cell>
          <table:table-cell table:style-name="ce101" table:number-columns-repeated="2"/>
          <table:table-cell table:style-name="ce230" table:formula="of:=[.C2]*[.E2]*(1+[.F2])+([.H2]*0.02)+[.G2]" office:value-type="percentage" office:value="1" calcext:value-type="percentage">
            <text:p>100.00%</text:p>
          </table:table-cell>
          <table:table-cell/>
          <table:table-cell table:style-name="ce111" table:formula="of:=[.R30]" office:value-type="float" office:value="5900" calcext:value-type="float">
            <text:p>5900</text:p>
          </table:table-cell>
          <table:table-cell table:style-name="ce230" table:content-validation-name="val3" table:formula="of:=ROUND(IF(OR([.P5]=0;[.P6]=0);0;(-[.P6])/([.P5]));4)" office:value-type="percentage" office:value="1" calcext:value-type="percentage">
            <text:p>100.00%</text:p>
          </table:table-cell>
          <table:table-cell table:number-columns-repeated="4"/>
          <table:table-cell table:style-name="ce74" table:number-columns-repeated="41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231" table:formula="of:=IF([.D3]=0;0.5;0.95+[.D3]*0.05)" office:value-type="percentage" office:value="1" calcext:value-type="percentage">
            <text:p>100.00%</text:p>
          </table:table-cell>
          <table:table-cell table:style-name="ce91" table:formula="of:=IF([BATTLE.D3]=&quot;&quot;;&quot;&quot;;[BATTLE.D3])" office:value-type="float" office:value="1" calcext:value-type="float">
            <text:p>1</text:p>
          </table:table-cell>
          <table:table-cell table:style-name="ce93" table:formula="of:=IF([BATTLE.E3]=&quot;&quot;;&quot;&quot;;[BATTLE.E3])">
            <text:p/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0" calcext:value-type="float">
            <text:p>0</text:p>
          </table:table-cell>
          <table:table-cell table:style-name="ce231" table:formula="of:=[.M2]*0.05" office:value-type="percentage" office:value="0" calcext:value-type="percentage">
            <text:p>0.00%</text:p>
          </table:table-cell>
          <table:table-cell table:style-name="ce102" table:formula="of:=ROUND([.R105])" office:value-type="float" office:value="0" calcext:value-type="float">
            <text:p>0</text:p>
          </table:table-cell>
          <table:table-cell table:style-name="ce102" table:formula="of:=IF([.R5]=[DB.A50];ROUND([.S105]);[.N3])" office:value-type="float" office:value="0" calcext:value-type="float">
            <text:p>0</text:p>
          </table:table-cell>
          <table:table-cell table:style-name="ce231" table:formula="of:=[.C3]*(1+[.M3])" office:value-type="percentage" office:value="1" calcext:value-type="percentage">
            <text:p>100.00%</text:p>
          </table:table-cell>
          <table:table-cell/>
          <table:table-cell table:style-name="ce102" table:formula="of:=[.R33]" office:value-type="float" office:value="6900" calcext:value-type="float">
            <text:p>6900</text:p>
          </table:table-cell>
          <table:table-cell table:style-name="ce231" table:content-validation-name="val3" table:formula="of:=ROUND(IF(OR([.P9]=0;[.P10]=0);0;(-[.P10])/([.P9]));4)" office:value-type="percentage" office:value="0.83" calcext:value-type="percentage">
            <text:p>83.00%</text:p>
          </table:table-cell>
          <table:table-cell table:number-columns-repeated="4"/>
          <table:table-cell table:style-name="ce74" table:number-columns-repeated="41"/>
        </table:table-row>
        <table:table-row table:style-name="ro6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44" table:formula="of:=IF([BATTLE.U23]=&quot;&quot;;&quot;&quot;;[BATTLE.U23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232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232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232" table:content-validation-name="val1" table:formula="of:=IF([BATTLE.E5]=&quot;&quot;;&quot;&quot;;[BATTLE.E5])" office:value-type="float" office:value="100" calcext:value-type="float">
            <text:p>100</text:p>
          </table:table-cell>
          <table:table-cell table:style-name="ce232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232" table:content-validation-name="val1" table:formula="of:=IF([BATTLE.G5]=&quot;&quot;;&quot;&quot;;[BATTLE.G5])" office:value-type="float" office:value="5" calcext:value-type="float">
            <text:p>5</text:p>
          </table:table-cell>
          <table:table-cell table:style-name="ce232" table:content-validation-name="val1" table:formula="of:=IF([BATTLE.H5]=&quot;&quot;;&quot;&quot;;[BATTLE.H5])" office:value-type="float" office:value="5" calcext:value-type="float">
            <text:p>5</text:p>
          </table:table-cell>
          <table:table-cell table:style-name="ce232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232" table:content-validation-name="val1" table:formula="of:=IF([BATTLE.J5]=&quot;&quot;;&quot;&quot;;[BATTLE.J5])" office:value-type="float" office:value="0" calcext:value-type="float">
            <text:p>0</text:p>
          </table:table-cell>
          <table:table-cell table:style-name="ce232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232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232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232" table:content-validation-name="val1" table:formula="of:=IF([BATTLE.N5]=&quot;&quot;;&quot;&quot;;[BATTLE.N5])" office:value-type="float" office:value="0" calcext:value-type="float">
            <text:p>0</text:p>
          </table:table-cell>
          <table:table-cell table:style-name="ce232" table:content-validation-name="val1" table:formula="of:=IF([BATTLE.O5]=&quot;&quot;;&quot;&quot;;[BATTLE.O5])" office:value-type="float" office:value="0" calcext:value-type="float">
            <text:p>0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145" calcext:value-type="float">
            <text:p>145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5];[.C8])" office:value-type="float" office:value="0" calcext:value-type="float">
            <text:p>0</text:p>
          </table:table-cell>
          <table:table-cell table:style-name="ce233" table:formula="of:=SUM(-[.D5];[.D8])" office:value-type="float" office:value="0" calcext:value-type="float">
            <text:p>0</text:p>
          </table:table-cell>
          <table:table-cell table:style-name="ce233" table:formula="of:=SUM(-[.E5];[.E8])" office:value-type="float" office:value="-100" calcext:value-type="float">
            <text:p>-100</text:p>
          </table:table-cell>
          <table:table-cell table:style-name="ce233" table:formula="of:=SUM(-[.F5];[.F8])" office:value-type="float" office:value="0" calcext:value-type="float">
            <text:p>0</text:p>
          </table:table-cell>
          <table:table-cell table:style-name="ce233" table:formula="of:=SUM(-[.G5];[.G8])" office:value-type="float" office:value="-5" calcext:value-type="float">
            <text:p>-5</text:p>
          </table:table-cell>
          <table:table-cell table:style-name="ce233" table:formula="of:=SUM(-[.H5];[.H8])" office:value-type="float" office:value="-5" calcext:value-type="float">
            <text:p>-5</text:p>
          </table:table-cell>
          <table:table-cell table:style-name="ce233" table:formula="of:=SUM(-[.I5];[.I8])" office:value-type="float" office:value="0" calcext:value-type="float">
            <text:p>0</text:p>
          </table:table-cell>
          <table:table-cell table:style-name="ce233" table:formula="of:=SUM(-[.J5];[.J8])" office:value-type="float" office:value="0" calcext:value-type="float">
            <text:p>0</text:p>
          </table:table-cell>
          <table:table-cell table:style-name="ce233" table:formula="of:=SUM(-[.K5];[.K8])" office:value-type="float" office:value="0" calcext:value-type="float">
            <text:p>0</text:p>
          </table:table-cell>
          <table:table-cell table:style-name="ce233" table:formula="of:=SUM(-[.L5];[.L8])" office:value-type="float" office:value="0" calcext:value-type="float">
            <text:p>0</text:p>
          </table:table-cell>
          <table:table-cell table:style-name="ce233" table:formula="of:=SUM(-[.M5];[.M8])" office:value-type="float" office:value="0" calcext:value-type="float">
            <text:p>0</text:p>
          </table:table-cell>
          <table:table-cell table:style-name="ce233" table:formula="of:=SUM(-[.N5];[.N8])" office:value-type="float" office:value="0" calcext:value-type="float">
            <text:p>0</text:p>
          </table:table-cell>
          <table:table-cell table:style-name="ce233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-145" calcext:value-type="float">
            <text:p>-145</text:p>
          </table:table-cell>
          <table:table-cell/>
          <table:table-cell table:style-name="ce113" table:content-validation-name="val3" table:formula="of:=IF([BATTLE.R6]=&quot;&quot;;&quot;&quot;;[BATTLE.R6])" office:value-type="float" office:value="525" calcext:value-type="float">
            <text:p>525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2]" office:value-type="float" office:value="0" calcext:value-type="float">
            <text:p>0</text:p>
          </table:table-cell>
          <table:table-cell table:style-name="ce235" table:formula="of:=[.D102]" office:value-type="float" office:value="0" calcext:value-type="float">
            <text:p>0</text:p>
          </table:table-cell>
          <table:table-cell table:style-name="ce235" table:formula="of:=[.E102]" office:value-type="float" office:value="0" calcext:value-type="float">
            <text:p>0</text:p>
          </table:table-cell>
          <table:table-cell table:style-name="ce235" table:formula="of:=[.F102]" office:value-type="float" office:value="0" calcext:value-type="float">
            <text:p>0</text:p>
          </table:table-cell>
          <table:table-cell table:style-name="ce235" table:formula="of:=[.G102]" office:value-type="float" office:value="0" calcext:value-type="float">
            <text:p>0</text:p>
          </table:table-cell>
          <table:table-cell table:style-name="ce235" table:formula="of:=[.H102]" office:value-type="float" office:value="0" calcext:value-type="float">
            <text:p>0</text:p>
          </table:table-cell>
          <table:table-cell table:style-name="ce235" table:formula="of:=[.I102]" office:value-type="float" office:value="0" calcext:value-type="float">
            <text:p>0</text:p>
          </table:table-cell>
          <table:table-cell table:style-name="ce235" table:formula="of:=[.J102]" office:value-type="float" office:value="0" calcext:value-type="float">
            <text:p>0</text:p>
          </table:table-cell>
          <table:table-cell table:style-name="ce235" table:formula="of:=[.K102]" office:value-type="float" office:value="0" calcext:value-type="float">
            <text:p>0</text:p>
          </table:table-cell>
          <table:table-cell table:style-name="ce235" table:formula="of:=[.L102]" office:value-type="float" office:value="0" calcext:value-type="float">
            <text:p>0</text:p>
          </table:table-cell>
          <table:table-cell table:style-name="ce235" table:formula="of:=[.M102]" office:value-type="float" office:value="0" calcext:value-type="float">
            <text:p>0</text:p>
          </table:table-cell>
          <table:table-cell table:style-name="ce235" table:formula="of:=[.N102]" office:value-type="float" office:value="0" calcext:value-type="float">
            <text:p>0</text:p>
          </table:table-cell>
          <table:table-cell table:style-name="ce235" table:formula="of:=[.O102]" office:value-type="float" office:value="0" calcext:value-type="float">
            <text:p>0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232" table:content-validation-name="val1" table:formula="of:=IF([BATTLE.C9]=&quot;&quot;;&quot;&quot;;[BATTLE.C9])" office:value-type="float" office:value="100" calcext:value-type="float">
            <text:p>100</text:p>
          </table:table-cell>
          <table:table-cell table:style-name="ce232" table:content-validation-name="val1" table:formula="of:=IF([BATTLE.D9]=&quot;&quot;;&quot;&quot;;[BATTLE.D9])" office:value-type="float" office:value="100" calcext:value-type="float">
            <text:p>100</text:p>
          </table:table-cell>
          <table:table-cell table:style-name="ce232" table:content-validation-name="val1" table:formula="of:=IF([BATTLE.E9]=&quot;&quot;;&quot;&quot;;[BATTLE.E9])" office:value-type="float" office:value="0" calcext:value-type="float">
            <text:p>0</text:p>
          </table:table-cell>
          <table:table-cell table:style-name="ce232" table:content-validation-name="val1" table:formula="of:=IF([BATTLE.F9]=&quot;&quot;;&quot;&quot;;[BATTLE.F9])" office:value-type="float" office:value="0" calcext:value-type="float">
            <text:p>0</text:p>
          </table:table-cell>
          <table:table-cell table:style-name="ce232" table:content-validation-name="val1" table:formula="of:=IF([BATTLE.G9]=&quot;&quot;;&quot;&quot;;[BATTLE.G9])" office:value-type="float" office:value="0" calcext:value-type="float">
            <text:p>0</text:p>
          </table:table-cell>
          <table:table-cell table:style-name="ce232" table:content-validation-name="val1" table:formula="of:=IF([BATTLE.H9]=&quot;&quot;;&quot;&quot;;[BATTLE.H9])" office:value-type="float" office:value="0" calcext:value-type="float">
            <text:p>0</text:p>
          </table:table-cell>
          <table:table-cell table:style-name="ce232" table:content-validation-name="val1" table:formula="of:=IF([BATTLE.I9]=&quot;&quot;;&quot;&quot;;[BATTLE.I9])" office:value-type="float" office:value="0" calcext:value-type="float">
            <text:p>0</text:p>
          </table:table-cell>
          <table:table-cell table:style-name="ce232" table:content-validation-name="val1" table:formula="of:=IF([BATTLE.J9]=&quot;&quot;;&quot;&quot;;[BATTLE.J9])" office:value-type="float" office:value="0" calcext:value-type="float">
            <text:p>0</text:p>
          </table:table-cell>
          <table:table-cell table:style-name="ce232" table:content-validation-name="val1" table:formula="of:=IF([BATTLE.K9]=&quot;&quot;;&quot;&quot;;[BATTLE.K9])" office:value-type="float" office:value="0" calcext:value-type="float">
            <text:p>0</text:p>
          </table:table-cell>
          <table:table-cell table:style-name="ce232" table:content-validation-name="val1" table:formula="of:=IF([BATTLE.L9]=&quot;&quot;;&quot;&quot;;[BATTLE.L9])" office:value-type="float" office:value="0" calcext:value-type="float">
            <text:p>0</text:p>
          </table:table-cell>
          <table:table-cell table:style-name="ce232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232" table:content-validation-name="val1" table:formula="of:=IF([BATTLE.N9]=&quot;&quot;;&quot;&quot;;[BATTLE.N9])" office:value-type="float" office:value="0" calcext:value-type="float">
            <text:p>0</text:p>
          </table:table-cell>
          <table:table-cell table:style-name="ce232" table:content-validation-name="val1" table:formula="of:=IF([BATTLE.O9]=&quot;&quot;;&quot;&quot;;[BATTLE.O9])" office:value-type="float" office:value="0" calcext:value-type="float">
            <text:p>0</text:p>
          </table:table-cell>
          <table:table-cell table:style-name="ce79" table:content-validation-name="val3" table:formula="of:=IF([BATTLE.P9]=&quot;&quot;;&quot;&quot;;[BATTLE.P9])" office:value-type="float" office:value="200" calcext:value-type="float">
            <text:p>200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9];[.C12])" office:value-type="float" office:value="-83" calcext:value-type="float">
            <text:p>-83</text:p>
          </table:table-cell>
          <table:table-cell table:style-name="ce233" table:formula="of:=SUM(-[.D9];[.D12])" office:value-type="float" office:value="-83" calcext:value-type="float">
            <text:p>-83</text:p>
          </table:table-cell>
          <table:table-cell table:style-name="ce233" table:formula="of:=SUM(-[.E9];[.E12])" office:value-type="float" office:value="0" calcext:value-type="float">
            <text:p>0</text:p>
          </table:table-cell>
          <table:table-cell table:style-name="ce233" table:formula="of:=SUM(-[.F9];[.F12])" office:value-type="float" office:value="0" calcext:value-type="float">
            <text:p>0</text:p>
          </table:table-cell>
          <table:table-cell table:style-name="ce233" table:formula="of:=SUM(-[.G9];[.G12])" office:value-type="float" office:value="0" calcext:value-type="float">
            <text:p>0</text:p>
          </table:table-cell>
          <table:table-cell table:style-name="ce233" table:formula="of:=SUM(-[.H9];[.H12])" office:value-type="float" office:value="0" calcext:value-type="float">
            <text:p>0</text:p>
          </table:table-cell>
          <table:table-cell table:style-name="ce233" table:formula="of:=SUM(-[.I9];[.I12])" office:value-type="float" office:value="0" calcext:value-type="float">
            <text:p>0</text:p>
          </table:table-cell>
          <table:table-cell table:style-name="ce233" table:formula="of:=SUM(-[.J9];[.J12])" office:value-type="float" office:value="0" calcext:value-type="float">
            <text:p>0</text:p>
          </table:table-cell>
          <table:table-cell table:style-name="ce233" table:formula="of:=SUM(-[.K9];[.K12])" office:value-type="float" office:value="0" calcext:value-type="float">
            <text:p>0</text:p>
          </table:table-cell>
          <table:table-cell table:style-name="ce233" table:formula="of:=SUM(-[.L9];[.L12])" office:value-type="float" office:value="0" calcext:value-type="float">
            <text:p>0</text:p>
          </table:table-cell>
          <table:table-cell table:style-name="ce233" table:formula="of:=SUM(-[.M9];[.M12])" office:value-type="float" office:value="0" calcext:value-type="float">
            <text:p>0</text:p>
          </table:table-cell>
          <table:table-cell table:style-name="ce233" table:formula="of:=SUM(-[.N9];[.N12])" office:value-type="float" office:value="0" calcext:value-type="float">
            <text:p>0</text:p>
          </table:table-cell>
          <table:table-cell table:style-name="ce233" table:formula="of:=SUM(-[.O9];[.O12])" office:value-type="float" office:value="0" calcext:value-type="float">
            <text:p>0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-166" calcext:value-type="float">
            <text:p>-166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3]" office:value-type="float" office:value="17" calcext:value-type="float">
            <text:p>17</text:p>
          </table:table-cell>
          <table:table-cell table:style-name="ce235" table:formula="of:=[.D103]" office:value-type="float" office:value="17" calcext:value-type="float">
            <text:p>17</text:p>
          </table:table-cell>
          <table:table-cell table:style-name="ce235" table:formula="of:=[.E103]" office:value-type="float" office:value="0" calcext:value-type="float">
            <text:p>0</text:p>
          </table:table-cell>
          <table:table-cell table:style-name="ce235" table:formula="of:=[.F103]" office:value-type="float" office:value="0" calcext:value-type="float">
            <text:p>0</text:p>
          </table:table-cell>
          <table:table-cell table:style-name="ce235" table:formula="of:=[.G103]" office:value-type="float" office:value="0" calcext:value-type="float">
            <text:p>0</text:p>
          </table:table-cell>
          <table:table-cell table:style-name="ce235" table:formula="of:=[.H103]" office:value-type="float" office:value="0" calcext:value-type="float">
            <text:p>0</text:p>
          </table:table-cell>
          <table:table-cell table:style-name="ce235" table:formula="of:=[.I103]" office:value-type="float" office:value="0" calcext:value-type="float">
            <text:p>0</text:p>
          </table:table-cell>
          <table:table-cell table:style-name="ce235" table:formula="of:=[.J103]" office:value-type="float" office:value="0" calcext:value-type="float">
            <text:p>0</text:p>
          </table:table-cell>
          <table:table-cell table:style-name="ce235" table:formula="of:=[.K103]" office:value-type="float" office:value="0" calcext:value-type="float">
            <text:p>0</text:p>
          </table:table-cell>
          <table:table-cell table:style-name="ce235" table:formula="of:=[.L103]" office:value-type="float" office:value="0" calcext:value-type="float">
            <text:p>0</text:p>
          </table:table-cell>
          <table:table-cell table:style-name="ce235" table:formula="of:=[.M103]" office:value-type="float" office:value="0" calcext:value-type="float">
            <text:p>0</text:p>
          </table:table-cell>
          <table:table-cell table:style-name="ce235" table:formula="of:=[.N103]" office:value-type="float" office:value="0" calcext:value-type="float">
            <text:p>0</text:p>
          </table:table-cell>
          <table:table-cell table:style-name="ce235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34" calcext:value-type="float">
            <text:p>34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6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45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0" calcext:value-type="float">
            <text:p>0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230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" calcext:value-type="percentage">
            <text:p>10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1" calcext:value-type="percentage">
            <text:p>1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0" calcext:value-type="float">
            <text:p>0</text:p>
          </table:table-cell>
          <table:table-cell table:style-name="ce102" table:formula="of:=IF([.$M$2]=0;0;ROUND((1.2515^([.$M$2]-1))*20)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100" calcext:value-type="float">
            <text:p>100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5" calcext:value-type="float">
            <text:p>5</text:p>
          </table:table-cell>
          <table:table-cell table:style-name="ce86" table:content-validation-name="val3" table:formula="of:=[.H5]" office:value-type="float" office:value="5" calcext:value-type="float">
            <text:p>5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0" calcext:value-type="float">
            <text:p>0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0" calcext:value-type="float">
            <text:p>0</text:p>
          </table:table-cell>
          <table:table-cell table:style-name="ce86" table:content-validation-name="val3" table:formula="of:=[.O5]" office:value-type="float" office:value="0" calcext:value-type="float">
            <text:p>0</text:p>
          </table:table-cell>
          <table:table-cell table:style-name="ce80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145" calcext:value-type="float">
            <text:p>145</text:p>
          </table:table-cell>
          <table:table-cell/>
          <table:table-cell table:style-name="ce80" table:content-validation-name="val3" table:formula="of:=[.P21]" office:value-type="float" office:value="145" calcext:value-type="float">
            <text:p>145</text:p>
          </table:table-cell>
          <table:table-cell table:style-name="ce230" table:content-validation-name="val3" table:formula="of:=IF(OR([.R23]=0;[.R26]=0);0;IF([.R23]/[.R26]&gt;1;1;[.R23]/[.R26]))" office:value-type="percentage" office:value="0.725" calcext:value-type="percentage">
            <text:p>72.50%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87" table:content-validation-name="val3" table:formula="of:=IF([.J21]=0;0;IF([.J21]&lt;ROUND([.M24]*([.J21]/([.J21]+[.K21])));-[.J21];-ROUND([.M24]*([.J21]/([.J21]+[.K21])))))" office:value-type="float" office:value="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0" calcext:value-type="float">
            <text:p>0</text:p>
          </table:table-cell>
          <table:table-cell table:style-name="ce120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100" calcext:value-type="float">
            <text:p>100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5" calcext:value-type="float">
            <text:p>5</text:p>
          </table:table-cell>
          <table:table-cell table:style-name="ce88" table:content-validation-name="val3" table:formula="of:=[.H21]" office:value-type="float" office:value="5" calcext:value-type="float">
            <text:p>5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0" calcext:value-type="float">
            <text:p>0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0" calcext:value-type="float">
            <text:p>0</text:p>
          </table:table-cell>
          <table:table-cell table:style-name="ce88" table:content-validation-name="val3" table:formula="of:=[.O21]" office:value-type="float" office:value="0" calcext:value-type="float">
            <text:p>0</text:p>
          </table:table-cell>
          <table:table-cell table:style-name="ce82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145" calcext:value-type="float">
            <text:p>145</text:p>
          </table:table-cell>
          <table:table-cell/>
          <table:table-cell table:style-name="ce82" table:content-validation-name="val3" table:formula="of:=SUM([.R21];-[.R22])" office:value-type="float" office:value="145" calcext:value-type="float">
            <text:p>145</text:p>
          </table:table-cell>
          <table:table-cell table:style-name="ce119" table:content-validation-name="val3" table:formula="of:=[.J23]*[.S21]*[.P2]*[.J15]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100" calcext:value-type="float">
            <text:p>100</text:p>
          </table:table-cell>
          <table:table-cell table:style-name="ce86" table:content-validation-name="val3" table:formula="of:=[.D9]" office:value-type="float" office:value="100" calcext:value-type="float">
            <text:p>100</text:p>
          </table:table-cell>
          <table:table-cell table:style-name="ce86" table:content-validation-name="val3" table:formula="of:=[.E9]" office:value-type="float" office:value="0" calcext:value-type="float">
            <text:p>0</text:p>
          </table:table-cell>
          <table:table-cell table:style-name="ce86" table:content-validation-name="val3" table:formula="of:=[.F9]" office:value-type="float" office:value="0" calcext:value-type="float">
            <text:p>0</text:p>
          </table:table-cell>
          <table:table-cell table:style-name="ce86" table:content-validation-name="val3" table:formula="of:=[.G9]" office:value-type="float" office:value="0" calcext:value-type="float">
            <text:p>0</text:p>
          </table:table-cell>
          <table:table-cell table:style-name="ce86" table:content-validation-name="val3" table:formula="of:=[.H9]" office:value-type="float" office:value="0" calcext:value-type="float">
            <text:p>0</text:p>
          </table:table-cell>
          <table:table-cell table:style-name="ce86" table:content-validation-name="val3" table:formula="of:=[.I9]" office:value-type="float" office:value="0" calcext:value-type="float">
            <text:p>0</text:p>
          </table:table-cell>
          <table:table-cell table:style-name="ce86" table:content-validation-name="val3" table:formula="of:=[.J9]" office:value-type="float" office:value="0" calcext:value-type="float">
            <text:p>0</text:p>
          </table:table-cell>
          <table:table-cell table:style-name="ce86" table:content-validation-name="val3" table:formula="of:=[.K9]" office:value-type="float" office:value="0" calcext:value-type="float">
            <text:p>0</text:p>
          </table:table-cell>
          <table:table-cell table:style-name="ce86" table:content-validation-name="val3" table:formula="of:=[.L9]" office:value-type="float" office:value="0" calcext:value-type="float">
            <text:p>0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0" calcext:value-type="float">
            <text:p>0</text:p>
          </table:table-cell>
          <table:table-cell table:style-name="ce86" table:content-validation-name="val3" table:formula="of:=[.O9]" office:value-type="float" office:value="0" calcext:value-type="float">
            <text:p>0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200" calcext:value-type="float">
            <text:p>200</text:p>
          </table:table-cell>
          <table:table-cell table:style-name="ce76"/>
          <table:table-cell table:style-name="ce80" table:content-validation-name="val3" table:formula="of:=[.P24]" office:value-type="float" office:value="200" calcext:value-type="float">
            <text:p>200</text:p>
          </table:table-cell>
          <table:table-cell table:style-name="ce121" table:content-validation-name="val3" table:formula="of:=IF([.L3]=0;0;HLOOKUP([.L3];BHITPOINTS;12;0)*2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0" calcext:value-type="float">
            <text:p>0</text:p>
          </table:table-cell>
          <table:table-cell table:style-name="ce118" table:content-validation-name="val3" table:formula="of:=IF([.L3]=0;0;-([.S23]/[.S24])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100" calcext:value-type="float">
            <text:p>100</text:p>
          </table:table-cell>
          <table:table-cell table:style-name="ce88" table:content-validation-name="val3" table:formula="of:=[.D24]" office:value-type="float" office:value="100" calcext:value-type="float">
            <text:p>100</text:p>
          </table:table-cell>
          <table:table-cell table:style-name="ce88" table:content-validation-name="val3" table:formula="of:=[.E24]" office:value-type="float" office:value="0" calcext:value-type="float">
            <text:p>0</text:p>
          </table:table-cell>
          <table:table-cell table:style-name="ce88" table:content-validation-name="val3" table:formula="of:=[.F24]" office:value-type="float" office:value="0" calcext:value-type="float">
            <text:p>0</text:p>
          </table:table-cell>
          <table:table-cell table:style-name="ce88" table:content-validation-name="val3" table:formula="of:=[.G24]" office:value-type="float" office:value="0" calcext:value-type="float">
            <text:p>0</text:p>
          </table:table-cell>
          <table:table-cell table:style-name="ce88" table:content-validation-name="val3" table:formula="of:=[.H24]" office:value-type="float" office:value="0" calcext:value-type="float">
            <text:p>0</text:p>
          </table:table-cell>
          <table:table-cell table:style-name="ce88" table:content-validation-name="val3" table:formula="of:=[.I24]" office:value-type="float" office:value="0" calcext:value-type="float">
            <text:p>0</text:p>
          </table:table-cell>
          <table:table-cell table:style-name="ce88" table:content-validation-name="val3" table:formula="of:=[.J24]" office:value-type="float" office:value="0" calcext:value-type="float">
            <text:p>0</text:p>
          </table:table-cell>
          <table:table-cell table:style-name="ce88" table:content-validation-name="val3" table:formula="of:=[.K24]" office:value-type="float" office:value="0" calcext:value-type="float">
            <text:p>0</text:p>
          </table:table-cell>
          <table:table-cell table:style-name="ce88" table:content-validation-name="val3" table:formula="of:=[.L24]" office:value-type="float" office:value="0" calcext:value-type="float">
            <text:p>0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0" calcext:value-type="float">
            <text:p>0</text:p>
          </table:table-cell>
          <table:table-cell table:style-name="ce88" table:content-validation-name="val3" table:formula="of:=[.O24]" office:value-type="float" office:value="0" calcext:value-type="float">
            <text:p>0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200" calcext:value-type="float">
            <text:p>200</text:p>
          </table:table-cell>
          <table:table-cell/>
          <table:table-cell table:style-name="ce82" table:content-validation-name="val3" table:formula="of:=SUM([.R25];[.R24])" office:value-type="float" office:value="200" calcext:value-type="float">
            <text:p>200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44"/>
        </table:table-row>
        <table:table-row table:style-name="ro5">
          <table:table-cell table:style-name="ce75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100" calcext:value-type="float">
            <text:p>100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5" calcext:value-type="float">
            <text:p>5</text:p>
          </table:table-cell>
          <table:table-cell table:style-name="ce86" table:content-validation-name="val3" table:formula="of:=[.H23]" office:value-type="float" office:value="5" calcext:value-type="float">
            <text:p>5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0" calcext:value-type="float">
            <text:p>0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0" calcext:value-type="float">
            <text:p>0</text:p>
          </table:table-cell>
          <table:table-cell table:style-name="ce86" table:content-validation-name="val3" table:formula="of:=[.O23]" office:value-type="float" office:value="0" calcext:value-type="float">
            <text:p>0</text:p>
          </table:table-cell>
          <table:table-cell table:style-name="ce80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145" calcext:value-type="float">
            <text:p>145</text:p>
          </table:table-cell>
          <table:table-cell/>
          <table:table-cell table:style-name="ce81" table:content-validation-name="val3" table:formula="of:=SUM([.R48];[.R43];[.R38])" office:value-type="float" office:value="5900" calcext:value-type="float">
            <text:p>5900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-100" calcext:value-type="float">
            <text:p>-100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-5" calcext:value-type="float">
            <text:p>-5</text:p>
          </table:table-cell>
          <table:table-cell table:style-name="ce87" table:content-validation-name="val3" table:formula="of:=ROUND(SUM([.H38];[.H43];[.H48]))" office:value-type="float" office:value="-4" calcext:value-type="float">
            <text:p>-4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0" calcext:value-type="float">
            <text:p>0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81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-140" calcext:value-type="float">
            <text:p>-140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0" calcext:value-type="float">
            <text:p>0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0" calcext:value-type="float">
            <text:p>0</text:p>
          </table:table-cell>
          <table:table-cell table:style-name="ce88" table:content-validation-name="val3" table:formula="of:=SUM([.H31];[.H30])" office:value-type="float" office:value="1" calcext:value-type="float">
            <text:p>1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0" calcext:value-type="float">
            <text:p>0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0" calcext:value-type="float">
            <text:p>0</text:p>
          </table:table-cell>
          <table:table-cell table:style-name="ce88" table:content-validation-name="val3" table:formula="of:=SUM([.O31];[.O30])" office:value-type="float" office:value="0" calcext:value-type="float">
            <text:p>0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5" calcext:value-type="float">
            <text:p>5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5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100" calcext:value-type="float">
            <text:p>100</text:p>
          </table:table-cell>
          <table:table-cell table:style-name="ce86" table:content-validation-name="val3" table:formula="of:=[.D24]" office:value-type="float" office:value="100" calcext:value-type="float">
            <text:p>100</text:p>
          </table:table-cell>
          <table:table-cell table:style-name="ce86" table:content-validation-name="val3" table:formula="of:=[.E24]" office:value-type="float" office:value="0" calcext:value-type="float">
            <text:p>0</text:p>
          </table:table-cell>
          <table:table-cell table:style-name="ce86" table:content-validation-name="val3" table:formula="of:=[.F24]" office:value-type="float" office:value="0" calcext:value-type="float">
            <text:p>0</text:p>
          </table:table-cell>
          <table:table-cell table:style-name="ce86" table:content-validation-name="val3" table:formula="of:=[.G24]" office:value-type="float" office:value="0" calcext:value-type="float">
            <text:p>0</text:p>
          </table:table-cell>
          <table:table-cell table:style-name="ce86" table:content-validation-name="val3" table:formula="of:=[.H24]" office:value-type="float" office:value="0" calcext:value-type="float">
            <text:p>0</text:p>
          </table:table-cell>
          <table:table-cell table:style-name="ce86" table:content-validation-name="val3" table:formula="of:=[.I24]" office:value-type="float" office:value="0" calcext:value-type="float">
            <text:p>0</text:p>
          </table:table-cell>
          <table:table-cell table:style-name="ce86" table:content-validation-name="val3" table:formula="of:=[.J24]" office:value-type="float" office:value="0" calcext:value-type="float">
            <text:p>0</text:p>
          </table:table-cell>
          <table:table-cell table:style-name="ce86" table:content-validation-name="val3" table:formula="of:=[.K24]" office:value-type="float" office:value="0" calcext:value-type="float">
            <text:p>0</text:p>
          </table:table-cell>
          <table:table-cell table:style-name="ce86" table:content-validation-name="val3" table:formula="of:=[.L24]" office:value-type="float" office:value="0" calcext:value-type="float">
            <text:p>0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0" calcext:value-type="float">
            <text:p>0</text:p>
          </table:table-cell>
          <table:table-cell table:style-name="ce86" table:content-validation-name="val3" table:formula="of:=[.O24]" office:value-type="float" office:value="0" calcext:value-type="float">
            <text:p>0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200" calcext:value-type="float">
            <text:p>200</text:p>
          </table:table-cell>
          <table:table-cell/>
          <table:table-cell table:style-name="ce81" table:content-validation-name="val3" table:formula="of:=SUM([.R50];[.R45];[.R40])" office:value-type="float" office:value="6900" calcext:value-type="float">
            <text:p>6900</text:p>
          </table:table-cell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-81" calcext:value-type="float">
            <text:p>-81</text:p>
          </table:table-cell>
          <table:table-cell table:style-name="ce87" table:content-validation-name="val3" table:formula="of:=ROUND(SUM([.D40];[.D45];[.D50]))" office:value-type="float" office:value="-81" calcext:value-type="float">
            <text:p>-81</text:p>
          </table:table-cell>
          <table:table-cell table:style-name="ce87" table:content-validation-name="val3" table:formula="of:=ROUND(SUM([.E40];[.E45];[.E50]))" office:value-type="float" office:value="0" calcext:value-type="float">
            <text:p>0</text:p>
          </table:table-cell>
          <table:table-cell table:style-name="ce87" table:content-validation-name="val3" table:formula="of:=ROUND(SUM([.F40];[.F45];[.F50]))" office:value-type="float" office:value="0" calcext:value-type="float">
            <text:p>0</text:p>
          </table:table-cell>
          <table:table-cell table:style-name="ce87" table:content-validation-name="val3" table:formula="of:=ROUND(SUM([.G40];[.G45];[.G50]))" office:value-type="float" office:value="0" calcext:value-type="float">
            <text:p>0</text:p>
          </table:table-cell>
          <table:table-cell table:style-name="ce87" table:content-validation-name="val3" table:formula="of:=ROUND(SUM([.H40];[.H45];[.H50]))" office:value-type="float" office:value="0" calcext:value-type="float">
            <text:p>0</text:p>
          </table:table-cell>
          <table:table-cell table:style-name="ce87" table:content-validation-name="val3" table:formula="of:=ROUND(SUM([.I40];[.I45];[.I50]))" office:value-type="float" office:value="0" calcext:value-type="float">
            <text:p>0</text:p>
          </table:table-cell>
          <table:table-cell table:style-name="ce87" table:content-validation-name="val3" table:formula="of:=ROUND(SUM([.J40];[.J45];[.J50]))" office:value-type="float" office:value="0" calcext:value-type="float">
            <text:p>0</text:p>
          </table:table-cell>
          <table:table-cell table:style-name="ce87" table:content-validation-name="val3" table:formula="of:=ROUND(SUM([.K40];[.K45];[.K50]))" office:value-type="float" office:value="0" calcext:value-type="float">
            <text:p>0</text:p>
          </table:table-cell>
          <table:table-cell table:style-name="ce87" table:content-validation-name="val3" table:formula="of:=ROUND(SUM([.L40];[.L45];[.L50]))" office:value-type="float" office:value="0" calcext:value-type="float">
            <text:p>0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0" calcext:value-type="float">
            <text:p>0</text:p>
          </table:table-cell>
          <table:table-cell table:style-name="ce87" table:content-validation-name="val3" table:formula="of:=ROUND(SUM([.O40];[.O45];[.O50]))" office:value-type="float" office:value="0" calcext:value-type="float">
            <text:p>0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-162" calcext:value-type="float">
            <text:p>-162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19" calcext:value-type="float">
            <text:p>19</text:p>
          </table:table-cell>
          <table:table-cell table:style-name="ce88" table:content-validation-name="val3" table:formula="of:=SUM([.D34];[.D33])" office:value-type="float" office:value="19" calcext:value-type="float">
            <text:p>19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38" calcext:value-type="float">
            <text:p>38</text:p>
          </table:table-cell>
          <table:table-cell/>
          <table:table-cell table:style-name="ce82" table:content-validation-name="val3"/>
          <table:table-cell table:style-name="ce231" table:content-validation-name="val3" table:formula="of:=IF(OR([.R30]=0;[.R33]=0);0;IF([.R33]&lt;=[.R30];1;([.R30]/[.R33])^(1/2)/([.R33]/[.R30])))" office:value-type="percentage" office:value="0.79068660476035" calcext:value-type="percentage">
            <text:p>79.07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100" calcext:value-type="float">
            <text:p>10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0" calcext:value-type="float">
            <text:p>0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0" calcext:value-type="float">
            <text:p>0</text:p>
          </table:table-cell>
          <table:table-cell table:style-name="ce86" table:content-validation-name="val3" table:formula="of:=IF([.$S$30]=&quot;INF&quot;;[.O30];0)" office:value-type="float" office:value="0" calcext:value-type="float">
            <text:p>0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100" calcext:value-type="float">
            <text:p>100</text:p>
          </table:table-cell>
          <table:table-cell/>
          <table:table-cell table:style-name="ce80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4500" calcext:value-type="float">
            <text:p>45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-100" calcext:value-type="float">
            <text:p>-10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0" calcext:value-type="float">
            <text:p>0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0" calcext:value-type="float">
            <text:p>0</text:p>
          </table:table-cell>
          <table:table-cell table:style-name="ce88" table:content-validation-name="val3" table:formula="of:=ROUND(-[.O37]*[.$S38]+0.000001)" office:value-type="float" office:value="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4500" calcext:value-type="float">
            <text:p>4500</text:p>
          </table:table-cell>
          <table:table-cell table:style-name="ce231" table:content-validation-name="val3" table:formula="of:=ROUND(IF(OR([.R38]=0;[.R40]=0);0;IF([.R38]&lt;=[.R40];1;([.R40]/[.R38])^(1/2)/([.R38]/[.R40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69" calcext:value-type="float">
            <text:p>69</text:p>
          </table:table-cell>
          <table:table-cell table:style-name="ce86" table:content-validation-name="val3" table:formula="of:=ROUND([.D33]*[.$P40])" office:value-type="float" office:value="69" calcext:value-type="float">
            <text:p>69</text:p>
          </table:table-cell>
          <table:table-cell table:style-name="ce86" table:content-validation-name="val3" table:formula="of:=ROUND([.E33]*[.$P40])" office:value-type="float" office:value="0" calcext:value-type="float">
            <text:p>0</text:p>
          </table:table-cell>
          <table:table-cell table:style-name="ce86" table:content-validation-name="val3" table:formula="of:=ROUND([.F33]*[.$P40])" office:value-type="float" office:value="0" calcext:value-type="float">
            <text:p>0</text:p>
          </table:table-cell>
          <table:table-cell table:style-name="ce86" table:content-validation-name="val3" table:formula="of:=ROUND([.G33]*[.$P40])" office:value-type="float" office:value="0" calcext:value-type="float">
            <text:p>0</text:p>
          </table:table-cell>
          <table:table-cell table:style-name="ce86" table:content-validation-name="val3" table:formula="of:=ROUND([.H33]*[.$P40])" office:value-type="float" office:value="0" calcext:value-type="float">
            <text:p>0</text:p>
          </table:table-cell>
          <table:table-cell table:style-name="ce86" table:content-validation-name="val3" table:formula="of:=ROUND([.I33]*[.$P40])" office:value-type="float" office:value="0" calcext:value-type="float">
            <text:p>0</text:p>
          </table:table-cell>
          <table:table-cell table:style-name="ce86" table:content-validation-name="val3" table:formula="of:=ROUND([.J33]*[.$P40])" office:value-type="float" office:value="0" calcext:value-type="float">
            <text:p>0</text:p>
          </table:table-cell>
          <table:table-cell table:style-name="ce86" table:content-validation-name="val3" table:formula="of:=ROUND([.K33]*[.$P40])" office:value-type="float" office:value="0" calcext:value-type="float">
            <text:p>0</text:p>
          </table:table-cell>
          <table:table-cell table:style-name="ce86" table:content-validation-name="val3" table:formula="of:=ROUND([.L33]*[.$P40])" office:value-type="float" office:value="0" calcext:value-type="float">
            <text:p>0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138" calcext:value-type="float">
            <text:p>138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5520" calcext:value-type="float">
            <text:p>552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-51" calcext:value-type="float">
            <text:p>-51</text:p>
          </table:table-cell>
          <table:table-cell table:style-name="ce88" table:content-validation-name="val3" table:formula="of:=ROUND(-[.D39]*[.$S40]+0.000001)" office:value-type="float" office:value="-51" calcext:value-type="float">
            <text:p>-51</text:p>
          </table:table-cell>
          <table:table-cell table:style-name="ce88" table:content-validation-name="val3" table:formula="of:=ROUND(-[.E39]*[.$S40]+0.000001)" office:value-type="float" office:value="0" calcext:value-type="float">
            <text:p>0</text:p>
          </table:table-cell>
          <table:table-cell table:style-name="ce88" table:content-validation-name="val3" table:formula="of:=ROUND(-[.F39]*[.$S40]+0.000001)" office:value-type="float" office:value="0" calcext:value-type="float">
            <text:p>0</text:p>
          </table:table-cell>
          <table:table-cell table:style-name="ce88" table:content-validation-name="val3" table:formula="of:=ROUND(-[.G39]*[.$S40]+0.000001)" office:value-type="float" office:value="0" calcext:value-type="float">
            <text:p>0</text:p>
          </table:table-cell>
          <table:table-cell table:style-name="ce88" table:content-validation-name="val3" table:formula="of:=ROUND(-[.H39]*[.$S40]+0.000001)" office:value-type="float" office:value="0" calcext:value-type="float">
            <text:p>0</text:p>
          </table:table-cell>
          <table:table-cell table:style-name="ce88" table:content-validation-name="val3" table:formula="of:=ROUND(-[.I39]*[.$S40]+0.000001)" office:value-type="float" office:value="0" calcext:value-type="float">
            <text:p>0</text:p>
          </table:table-cell>
          <table:table-cell table:style-name="ce88" table:content-validation-name="val3" table:formula="of:=ROUND(-[.J39]*[.$S40]+0.000001)" office:value-type="float" office:value="0" calcext:value-type="float">
            <text:p>0</text:p>
          </table:table-cell>
          <table:table-cell table:style-name="ce88" table:content-validation-name="val3" table:formula="of:=ROUND(-[.K39]*[.$S40]+0.000001)" office:value-type="float" office:value="0" calcext:value-type="float">
            <text:p>0</text:p>
          </table:table-cell>
          <table:table-cell table:style-name="ce88" table:content-validation-name="val3" table:formula="of:=ROUND(-[.L39]*[.$S40]+0.000001)" office:value-type="float" office:value="0" calcext:value-type="float">
            <text:p>0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231" table:content-validation-name="val3" table:formula="of:=IF([.P37]=0;0;ROUND([.P37]/[.P$30];4))" office:value-type="percentage" office:value="0.6897" calcext:value-type="percentage">
            <text:p>68.97%</text:p>
          </table:table-cell>
          <table:table-cell/>
          <table:table-cell table:style-name="ce82" table:content-validation-name="val3" table:formula="of:=IF([.R37]=0;0;[.R39]*DEFMOD+[.$S$15])" office:value-type="float" office:value="5520" calcext:value-type="float">
            <text:p>5520</text:p>
          </table:table-cell>
          <table:table-cell table:style-name="ce231" table:content-validation-name="val3" table:formula="of:=ROUND(IF(OR([.R38]=0;[.R40]=0);0;IF([.R40]&lt;=[.R38];1;([.R38]/[.R40])^(1/2)/([.R40]/[.R38])));6)" office:value-type="percentage" office:value="0.736055" calcext:value-type="percentage">
            <text:p>73.61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5" calcext:value-type="float">
            <text:p>5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80" table:content-validation-name="val3" table:formula="of:=[.G42]*[DB.$C$69]+[.I42]*[DB.$C$71]+[.J42]*[DB.$C$72]+[.K42]*[DB.$C$73]+[.M42]*[DB.$C$75]+[.N42]*[DB.$C$76]+[.O42]*[DB.$C$77]" office:value-type="float" office:value="20" calcext:value-type="float">
            <text:p>20</text:p>
          </table:table-cell>
          <table:table-cell/>
          <table:table-cell table:style-name="ce80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650" calcext:value-type="float">
            <text:p>65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-5" calcext:value-type="float">
            <text:p>-5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650" calcext:value-type="float">
            <text:p>650</text:p>
          </table:table-cell>
          <table:table-cell table:style-name="ce231" table:content-validation-name="val3" table:formula="of:=ROUND(IF(OR([.R43]=0;[.R45]=0);0;IF([.R43]&lt;=[.R45];1;([.R45]/[.R43])^(1/2)/([.R43]/[.R45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14" calcext:value-type="float">
            <text:p>14</text:p>
          </table:table-cell>
          <table:table-cell table:style-name="ce86" table:content-validation-name="val3" table:formula="of:=ROUND([.D33]*[.$P45])" office:value-type="float" office:value="14" calcext:value-type="float">
            <text:p>14</text:p>
          </table:table-cell>
          <table:table-cell table:style-name="ce86" table:content-validation-name="val3" table:formula="of:=ROUND([.E33]*[.$P45])" office:value-type="float" office:value="0" calcext:value-type="float">
            <text:p>0</text:p>
          </table:table-cell>
          <table:table-cell table:style-name="ce86" table:content-validation-name="val3" table:formula="of:=ROUND([.F33]*[.$P45])" office:value-type="float" office:value="0" calcext:value-type="float">
            <text:p>0</text:p>
          </table:table-cell>
          <table:table-cell table:style-name="ce86" table:content-validation-name="val3" table:formula="of:=ROUND([.G33]*[.$P45])" office:value-type="float" office:value="0" calcext:value-type="float">
            <text:p>0</text:p>
          </table:table-cell>
          <table:table-cell table:style-name="ce86" table:content-validation-name="val3" table:formula="of:=ROUND([.H33]*[.$P45])" office:value-type="float" office:value="0" calcext:value-type="float">
            <text:p>0</text:p>
          </table:table-cell>
          <table:table-cell table:style-name="ce86" table:content-validation-name="val3" table:formula="of:=ROUND([.I33]*[.$P45])" office:value-type="float" office:value="0" calcext:value-type="float">
            <text:p>0</text:p>
          </table:table-cell>
          <table:table-cell table:style-name="ce86" table:content-validation-name="val3" table:formula="of:=ROUND([.J33]*[.$P45])" office:value-type="float" office:value="0" calcext:value-type="float">
            <text:p>0</text:p>
          </table:table-cell>
          <table:table-cell table:style-name="ce86" table:content-validation-name="val3" table:formula="of:=ROUND([.K33]*[.$P45])" office:value-type="float" office:value="0" calcext:value-type="float">
            <text:p>0</text:p>
          </table:table-cell>
          <table:table-cell table:style-name="ce86" table:content-validation-name="val3" table:formula="of:=ROUND([.L33]*[.$P45])" office:value-type="float" office:value="0" calcext:value-type="float">
            <text:p>0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28" calcext:value-type="float">
            <text:p>28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700" calcext:value-type="float">
            <text:p>70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-13" calcext:value-type="float">
            <text:p>-13</text:p>
          </table:table-cell>
          <table:table-cell table:style-name="ce88" table:content-validation-name="val3" table:formula="of:=ROUND(-[.D44]*[.$S45]+0.000001)" office:value-type="float" office:value="-13" calcext:value-type="float">
            <text:p>-13</text:p>
          </table:table-cell>
          <table:table-cell table:style-name="ce88" table:content-validation-name="val3" table:formula="of:=ROUND(-[.E44]*[.$S45]+0.000001)" office:value-type="float" office:value="0" calcext:value-type="float">
            <text:p>0</text:p>
          </table:table-cell>
          <table:table-cell table:style-name="ce88" table:content-validation-name="val3" table:formula="of:=ROUND(-[.F44]*[.$S45]+0.000001)" office:value-type="float" office:value="0" calcext:value-type="float">
            <text:p>0</text:p>
          </table:table-cell>
          <table:table-cell table:style-name="ce88" table:content-validation-name="val3" table:formula="of:=ROUND(-[.G44]*[.$S45]+0.000001)" office:value-type="float" office:value="0" calcext:value-type="float">
            <text:p>0</text:p>
          </table:table-cell>
          <table:table-cell table:style-name="ce88" table:content-validation-name="val3" table:formula="of:=ROUND(-[.H44]*[.$S45]+0.000001)" office:value-type="float" office:value="0" calcext:value-type="float">
            <text:p>0</text:p>
          </table:table-cell>
          <table:table-cell table:style-name="ce88" table:content-validation-name="val3" table:formula="of:=ROUND(-[.I44]*[.$S45]+0.000001)" office:value-type="float" office:value="0" calcext:value-type="float">
            <text:p>0</text:p>
          </table:table-cell>
          <table:table-cell table:style-name="ce88" table:content-validation-name="val3" table:formula="of:=ROUND(-[.J44]*[.$S45]+0.000001)" office:value-type="float" office:value="0" calcext:value-type="float">
            <text:p>0</text:p>
          </table:table-cell>
          <table:table-cell table:style-name="ce88" table:content-validation-name="val3" table:formula="of:=ROUND(-[.K44]*[.$S45]+0.000001)" office:value-type="float" office:value="0" calcext:value-type="float">
            <text:p>0</text:p>
          </table:table-cell>
          <table:table-cell table:style-name="ce88" table:content-validation-name="val3" table:formula="of:=ROUND(-[.L44]*[.$S45]+0.000001)" office:value-type="float" office:value="0" calcext:value-type="float">
            <text:p>0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231" table:content-validation-name="val3" table:formula="of:=IF([.P42]=0;0;ROUND([.P42]/[.P$30];4))" office:value-type="percentage" office:value="0.1379" calcext:value-type="percentage">
            <text:p>13.79%</text:p>
          </table:table-cell>
          <table:table-cell/>
          <table:table-cell table:style-name="ce82" table:content-validation-name="val3" table:formula="of:=IF([.R42]=0;0;[.R44]*DEFMOD+[.$S$15])" office:value-type="float" office:value="700" calcext:value-type="float">
            <text:p>700</text:p>
          </table:table-cell>
          <table:table-cell table:style-name="ce231" table:content-validation-name="val3" table:formula="of:=ROUND(IF(OR([.R43]=0;[.R45]=0);0;IF([.R45]&lt;=[.R43];1;([.R43]/[.R45])^(1/2)/([.R45]/[.R43])));6)" office:value-type="percentage" office:value="0.894794" calcext:value-type="percentage">
            <text:p>89.48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5" calcext:value-type="float">
            <text:p>5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25" calcext:value-type="float">
            <text:p>25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750" calcext:value-type="float">
            <text:p>75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-4" calcext:value-type="float">
            <text:p>-4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750" calcext:value-type="float">
            <text:p>750</text:p>
          </table:table-cell>
          <table:table-cell table:style-name="ce231" table:content-validation-name="val3" table:formula="of:=ROUND(IF(OR([.R48]=0;[.R50]=0);0;IF([.R48]&lt;=[.R50];1;([.R50]/[.R48])^(1/2)/([.R48]/[.R50])));6)" office:value-type="percentage" office:value="0.863319" calcext:value-type="percentage">
            <text:p>86.33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17" calcext:value-type="float">
            <text:p>17</text:p>
          </table:table-cell>
          <table:table-cell table:style-name="ce86" table:content-validation-name="val3" table:formula="of:=SUM([.D33];-[.D39];-[.D44])" office:value-type="float" office:value="17" calcext:value-type="float">
            <text:p>17</text:p>
          </table:table-cell>
          <table:table-cell table:style-name="ce86" table:content-validation-name="val3" table:formula="of:=SUM([.E33];-[.E39];-[.E44])" office:value-type="float" office:value="0" calcext:value-type="float">
            <text:p>0</text:p>
          </table:table-cell>
          <table:table-cell table:style-name="ce86" table:content-validation-name="val3" table:formula="of:=SUM([.F33];-[.F39];-[.F44])" office:value-type="float" office:value="0" calcext:value-type="float">
            <text:p>0</text:p>
          </table:table-cell>
          <table:table-cell table:style-name="ce86" table:content-validation-name="val3" table:formula="of:=SUM([.G33];-[.G39];-[.G44])" office:value-type="float" office:value="0" calcext:value-type="float">
            <text:p>0</text:p>
          </table:table-cell>
          <table:table-cell table:style-name="ce86" table:content-validation-name="val3" table:formula="of:=SUM([.H33];-[.H39];-[.H44])" office:value-type="float" office:value="0" calcext:value-type="float">
            <text:p>0</text:p>
          </table:table-cell>
          <table:table-cell table:style-name="ce86" table:content-validation-name="val3" table:formula="of:=SUM([.I33];-[.I39];-[.I44])" office:value-type="float" office:value="0" calcext:value-type="float">
            <text:p>0</text:p>
          </table:table-cell>
          <table:table-cell table:style-name="ce86" table:content-validation-name="val3" table:formula="of:=SUM([.J33];-[.J39];-[.J44])" office:value-type="float" office:value="0" calcext:value-type="float">
            <text:p>0</text:p>
          </table:table-cell>
          <table:table-cell table:style-name="ce86" table:content-validation-name="val3" table:formula="of:=SUM([.K33];-[.K39];-[.K44])" office:value-type="float" office:value="0" calcext:value-type="float">
            <text:p>0</text:p>
          </table:table-cell>
          <table:table-cell table:style-name="ce86" table:content-validation-name="val3" table:formula="of:=SUM([.L33];-[.L39];-[.L44])" office:value-type="float" office:value="0" calcext:value-type="float">
            <text:p>0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0" calcext:value-type="float">
            <text:p>0</text:p>
          </table:table-cell>
          <table:table-cell table:style-name="ce86" table:content-validation-name="val3" table:formula="of:=SUM([.O33];-[.O39];-[.O44])" office:value-type="float" office:value="0" calcext:value-type="float">
            <text:p>0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34" calcext:value-type="float">
            <text:p>34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680" calcext:value-type="float">
            <text:p>68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-17" calcext:value-type="float">
            <text:p>-17</text:p>
          </table:table-cell>
          <table:table-cell table:style-name="ce88" table:content-validation-name="val3" table:formula="of:=ROUND(-[.D49]*[.$S50]+0.000001)" office:value-type="float" office:value="-17" calcext:value-type="float">
            <text:p>-17</text:p>
          </table:table-cell>
          <table:table-cell table:style-name="ce88" table:content-validation-name="val3" table:formula="of:=ROUND(-[.E49]*[.$S50]+0.000001)" office:value-type="float" office:value="0" calcext:value-type="float">
            <text:p>0</text:p>
          </table:table-cell>
          <table:table-cell table:style-name="ce88" table:content-validation-name="val3" table:formula="of:=ROUND(-[.F49]*[.$S50]+0.000001)" office:value-type="float" office:value="0" calcext:value-type="float">
            <text:p>0</text:p>
          </table:table-cell>
          <table:table-cell table:style-name="ce88" table:content-validation-name="val3" table:formula="of:=ROUND(-[.G49]*[.$S50]+0.000001)" office:value-type="float" office:value="0" calcext:value-type="float">
            <text:p>0</text:p>
          </table:table-cell>
          <table:table-cell table:style-name="ce88" table:content-validation-name="val3" table:formula="of:=ROUND(-[.H49]*[.$S50]+0.000001)" office:value-type="float" office:value="0" calcext:value-type="float">
            <text:p>0</text:p>
          </table:table-cell>
          <table:table-cell table:style-name="ce88" table:content-validation-name="val3" table:formula="of:=ROUND(-[.I49]*[.$S50]+0.000001)" office:value-type="float" office:value="0" calcext:value-type="float">
            <text:p>0</text:p>
          </table:table-cell>
          <table:table-cell table:style-name="ce88" table:content-validation-name="val3" table:formula="of:=ROUND(-[.J49]*[.$S50]+0.000001)" office:value-type="float" office:value="0" calcext:value-type="float">
            <text:p>0</text:p>
          </table:table-cell>
          <table:table-cell table:style-name="ce88" table:content-validation-name="val3" table:formula="of:=ROUND(-[.K49]*[.$S50]+0.000001)" office:value-type="float" office:value="0" calcext:value-type="float">
            <text:p>0</text:p>
          </table:table-cell>
          <table:table-cell table:style-name="ce88" table:content-validation-name="val3" table:formula="of:=ROUND(-[.L49]*[.$S50]+0.000001)" office:value-type="float" office:value="0" calcext:value-type="float">
            <text:p>0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0" calcext:value-type="float">
            <text:p>0</text:p>
          </table:table-cell>
          <table:table-cell table:style-name="ce88" table:content-validation-name="val3" table:formula="of:=ROUND(-[.O49]*[.$S50]+0.000001)" office:value-type="float" office:value="0" calcext:value-type="float">
            <text:p>0</text:p>
          </table:table-cell>
          <table:table-cell table:style-name="ce231" table:content-validation-name="val3" table:formula="of:=IF([.P47]=0;0;ROUND([.P47]/[.P$30];4))" office:value-type="percentage" office:value="0.1724" calcext:value-type="percentage">
            <text:p>17.24%</text:p>
          </table:table-cell>
          <table:table-cell/>
          <table:table-cell table:style-name="ce82" table:content-validation-name="val3" table:formula="of:=IF([.R47]=0;0;[.R49]*DEFMOD+[.$S$15])" office:value-type="float" office:value="680" calcext:value-type="float">
            <text:p>680</text:p>
          </table:table-cell>
          <table:table-cell table:style-name="ce231" table:content-validation-name="val3" table:formula="of:=ROUND(IF(OR([.R48]=0;[.R50]=0);0;IF([.R50]&lt;=[.R48];1;([.R48]/[.R50])^(1/2)/([.R50]/[.R48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0" calcext:value-type="float">
            <text:p>0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0" calcext:value-type="float">
            <text:p>0</text:p>
          </table:table-cell>
          <table:table-cell table:style-name="ce86" table:content-validation-name="val3" table:formula="of:=[.H32]" office:value-type="float" office:value="1" calcext:value-type="float">
            <text:p>1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0" calcext:value-type="float">
            <text:p>0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0" calcext:value-type="float">
            <text:p>0</text:p>
          </table:table-cell>
          <table:table-cell table:style-name="ce86" table:content-validation-name="val3" table:formula="of:=[.O32]" office:value-type="float" office:value="0" calcext:value-type="float">
            <text:p>0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5" calcext:value-type="float">
            <text:p>5</text:p>
          </table:table-cell>
          <table:table-cell/>
          <table:table-cell table:style-name="ce81" table:content-validation-name="val3" table:formula="of:=SUM([.R72];[.R67];[.R62])" office:value-type="float" office:value="150" calcext:value-type="float">
            <text:p>150</text:p>
          </table:table-cell>
          <table:table-cell table:style-name="ce117" table:formula="of:=[.S30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-1" calcext:value-type="float">
            <text:p>-1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-5" calcext:value-type="float">
            <text:p>-5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0" calcext:value-type="float">
            <text:p>0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0" calcext:value-type="float">
            <text:p>0</text:p>
          </table:table-cell>
          <table:table-cell table:style-name="ce88" table:content-validation-name="val3" table:formula="of:=SUM([.H55];[.H54])" office:value-type="float" office:value="0" calcext:value-type="float">
            <text:p>0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0" calcext:value-type="float">
            <text:p>0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0" calcext:value-type="float">
            <text:p>0</text:p>
          </table:table-cell>
          <table:table-cell table:style-name="ce88" table:content-validation-name="val3" table:formula="of:=SUM([.O55];[.O54])" office:value-type="float" office:value="0" calcext:value-type="float">
            <text:p>0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19" calcext:value-type="float">
            <text:p>19</text:p>
          </table:table-cell>
          <table:table-cell table:style-name="ce86" table:content-validation-name="val3" table:formula="of:=[.D35]" office:value-type="float" office:value="19" calcext:value-type="float">
            <text:p>19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38" calcext:value-type="float">
            <text:p>38</text:p>
          </table:table-cell>
          <table:table-cell/>
          <table:table-cell table:style-name="ce81" table:content-validation-name="val3" table:formula="of:=SUM([.R74];[.R69];[.R64])" office:value-type="float" office:value="760" calcext:value-type="float">
            <text:p>76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-2" calcext:value-type="float">
            <text:p>-2</text:p>
          </table:table-cell>
          <table:table-cell table:style-name="ce87" table:content-validation-name="val3" table:formula="of:=SUM([.D64];[.D69];[.D74])" office:value-type="float" office:value="-2" calcext:value-type="float">
            <text:p>-2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-4" calcext:value-type="float">
            <text:p>-4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17" calcext:value-type="float">
            <text:p>17</text:p>
          </table:table-cell>
          <table:table-cell table:style-name="ce88" table:content-validation-name="val3" table:formula="of:=SUM([.D58];[.D57])" office:value-type="float" office:value="17" calcext:value-type="float">
            <text:p>17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34" calcext:value-type="float">
            <text:p>3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0" calcext:value-type="float">
            <text:p>0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0" calcext:value-type="float">
            <text:p>0</text:p>
          </table:table-cell>
          <table:table-cell table:style-name="ce86" table:content-validation-name="val3" table:formula="of:=IF([.$S$54]=&quot;INF&quot;;[.O54];0)" office:value-type="float" office:value="0" calcext:value-type="float">
            <text:p>0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231" table:content-validation-name="val3" table:formula="of:=IF([.P61]=0;0;ROUND([.P6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231" table:content-validation-name="val3" table:formula="of:=IF([.P66]=0;0;ROUND([.P66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1" calcext:value-type="float">
            <text:p>1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5" calcext:value-type="float">
            <text:p>5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150" calcext:value-type="float">
            <text:p>15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-1" calcext:value-type="float">
            <text:p>-1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150" calcext:value-type="float">
            <text:p>150</text:p>
          </table:table-cell>
          <table:table-cell table:style-name="ce231" table:content-validation-name="val3" table:formula="of:=ROUND(IF(OR([.R72]=0;[.R74]=0);0;IF([.R72]&lt;=[.R74];1;([.R74]/[.R72])^(1/2)/([.R72]/[.R74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19" calcext:value-type="float">
            <text:p>19</text:p>
          </table:table-cell>
          <table:table-cell table:style-name="ce86" table:content-validation-name="val3" table:formula="of:=SUM([.D57];-[.D63];-[.D68])" office:value-type="float" office:value="19" calcext:value-type="float">
            <text:p>19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38" calcext:value-type="float">
            <text:p>38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760" calcext:value-type="float">
            <text:p>76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-2" calcext:value-type="float">
            <text:p>-2</text:p>
          </table:table-cell>
          <table:table-cell table:style-name="ce88" table:content-validation-name="val3" table:formula="of:=ROUND(-[.D73]*[.$S74]+0.000001)" office:value-type="float" office:value="-2" calcext:value-type="float">
            <text:p>-2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231" table:content-validation-name="val3" table:formula="of:=IF([.P71]=0;0;ROUND([.P71]/[.P$54];4))" office:value-type="percentage" office:value="1" calcext:value-type="percentage">
            <text:p>100.00%</text:p>
          </table:table-cell>
          <table:table-cell/>
          <table:table-cell table:style-name="ce82" table:content-validation-name="val3" table:formula="of:=IF([.R73]=0;0;[.R73]*DEFMOD)" office:value-type="float" office:value="760" calcext:value-type="float">
            <text:p>760</text:p>
          </table:table-cell>
          <table:table-cell table:style-name="ce231" table:content-validation-name="val3" table:formula="of:=ROUND(IF(OR([.R72]=0;[.R74]=0);0;IF([.R74]&lt;=[.R72];1;([.R72]/[.R74])^(1/2)/([.R74]/[.R72])));6)" office:value-type="percentage" office:value="0.087683" calcext:value-type="percentage">
            <text:p>8.77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0" calcext:value-type="float">
            <text:p>0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0" calcext:value-type="float">
            <text:p>0</text:p>
          </table:table-cell>
          <table:table-cell table:style-name="ce86" table:content-validation-name="val3" table:formula="of:=[.H56]" office:value-type="float" office:value="0" calcext:value-type="float">
            <text:p>0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0" calcext:value-type="float">
            <text:p>0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0" calcext:value-type="float">
            <text:p>0</text:p>
          </table:table-cell>
          <table:table-cell table:style-name="ce86" table:content-validation-name="val3" table:formula="of:=[.O56]" office:value-type="float" office:value="0" calcext:value-type="float">
            <text:p>0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6];[.R91];[.R86])" office:value-type="float" office:value="0" calcext:value-type="float">
            <text:p>0</text:p>
          </table:table-cell>
          <table:table-cell table:style-name="ce117" table:formula="of:=[.S54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0" calcext:value-type="float">
            <text:p>0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0" calcext:value-type="float">
            <text:p>0</text:p>
          </table:table-cell>
          <table:table-cell table:style-name="ce88" table:content-validation-name="val3" table:formula="of:=SUM([.H79];[.H78])" office:value-type="float" office:value="0" calcext:value-type="float">
            <text:p>0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0" calcext:value-type="float">
            <text:p>0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0" calcext:value-type="float">
            <text:p>0</text:p>
          </table:table-cell>
          <table:table-cell table:style-name="ce88" table:content-validation-name="val3" table:formula="of:=SUM([.O79];[.O78])" office:value-type="float" office:value="0" calcext:value-type="float">
            <text:p>0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17" calcext:value-type="float">
            <text:p>17</text:p>
          </table:table-cell>
          <table:table-cell table:style-name="ce86" table:content-validation-name="val3" table:formula="of:=[.D59]" office:value-type="float" office:value="17" calcext:value-type="float">
            <text:p>17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34" calcext:value-type="float">
            <text:p>34</text:p>
          </table:table-cell>
          <table:table-cell/>
          <table:table-cell table:style-name="ce81" table:content-validation-name="val3" table:formula="of:=SUM([.R98];[.R93];[.R88])" office:value-type="float" office:value="680" calcext:value-type="float">
            <text:p>68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17" calcext:value-type="float">
            <text:p>17</text:p>
          </table:table-cell>
          <table:table-cell table:style-name="ce88" table:content-validation-name="val3" table:formula="of:=SUM([.D82];[.D81])" office:value-type="float" office:value="17" calcext:value-type="float">
            <text:p>17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34" calcext:value-type="float">
            <text:p>3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0" calcext:value-type="float">
            <text:p>0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0" calcext:value-type="float">
            <text:p>0</text:p>
          </table:table-cell>
          <table:table-cell table:style-name="ce86" table:content-validation-name="val3" table:formula="of:=IF([.$S$78]=&quot;INF&quot;;[.O78];0)" office:value-type="float" office:value="0" calcext:value-type="float">
            <text:p>0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231" table:content-validation-name="val3" table:formula="of:=IF([.P85]=0;0;ROUND([.P8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231" table:content-validation-name="val3" table:formula="of:=IF([.P90]=0;0;ROUND([.P90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0" calcext:value-type="float">
            <text:p>0</text:p>
          </table:table-cell>
          <table:table-cell table:style-name="ce231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17" calcext:value-type="float">
            <text:p>17</text:p>
          </table:table-cell>
          <table:table-cell table:style-name="ce86" table:content-validation-name="val3" table:formula="of:=SUM([.D81];-[.D87];-[.D92])" office:value-type="float" office:value="17" calcext:value-type="float">
            <text:p>17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34" calcext:value-type="float">
            <text:p>34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680" calcext:value-type="float">
            <text:p>68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231" table:content-validation-name="val3" table:formula="of:=IF([.P95]=0;0;ROUND([.P9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7]=0;0;[.R97]*DEFMOD)" office:value-type="float" office:value="680" calcext:value-type="float">
            <text:p>680</text:p>
          </table:table-cell>
          <table:table-cell table:style-name="ce231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Default" table:number-columns-repeated="19"/>
          <table:table-cell table:number-columns-repeated="45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0" calcext:value-type="float">
            <text:p>0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0" calcext:value-type="float">
            <text:p>0</text:p>
          </table:table-cell>
          <table:table-cell table:style-name="ce86" table:content-validation-name="val3" table:formula="of:=[.H80]" office:value-type="float" office:value="0" calcext:value-type="float">
            <text:p>0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0" calcext:value-type="float">
            <text:p>0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0" calcext:value-type="float">
            <text:p>0</text:p>
          </table:table-cell>
          <table:table-cell table:style-name="ce86" table:content-validation-name="val3" table:formula="of:=[.O80]" office:value-type="float" office:value="0" calcext:value-type="float">
            <text:p>0</text:p>
          </table:table-cell>
          <table:table-cell table:style-name="ce86" table:content-validation-name="val3" table:formula="of:=[.P80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17" calcext:value-type="float">
            <text:p>17</text:p>
          </table:table-cell>
          <table:table-cell table:style-name="ce86" table:content-validation-name="val3" table:formula="of:=[.D83]" office:value-type="float" office:value="17" calcext:value-type="float">
            <text:p>17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34" calcext:value-type="float">
            <text:p>34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0" calcext:value-type="float">
            <text:p>0.00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0" calcext:value-type="float">
            <text:p>0.00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55"/>
        </table:table-row>
        <table:table-row table:style-name="ro5" table:number-rows-repeated="10484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B" table:style-name="ta1">
        <table:table-column table:style-name="co9" table:default-cell-style-name="ce129"/>
        <table:table-column table:style-name="co10" table:number-columns-repeated="31" table:default-cell-style-name="ce85"/>
        <table:table-column table:style-name="co5" table:number-columns-repeated="32" table:default-cell-style-name="ce74"/>
        <table:table-row table:style-name="ro5">
          <table:table-cell table:style-name="ce126" office:value-type="string" calcext:value-type="string">
            <text:p>PROVISION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33" office:value-type="float" office:value="11" calcext:value-type="float">
            <text:p>11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4" calcext:value-type="float">
            <text:p>24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8" calcext:value-type="float">
            <text:p>38</text:p>
          </table:table-cell>
          <table:table-cell table:style-name="ce145" office:value-type="float" office:value="45" calcext:value-type="float">
            <text:p>45</text:p>
          </table:table-cell>
          <table:table-cell table:style-name="ce133" office:value-type="float" office:value="53" calcext:value-type="float">
            <text:p>53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84" calcext:value-type="float">
            <text:p>84</text:p>
          </table:table-cell>
          <table:table-cell table:style-name="ce145" office:value-type="float" office:value="99" calcext:value-type="float">
            <text:p>99</text:p>
          </table:table-cell>
          <table:table-cell table:style-name="ce133" office:value-type="float" office:value="116" calcext:value-type="float">
            <text:p>116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58" calcext:value-type="float">
            <text:p>158</text:p>
          </table:table-cell>
          <table:table-cell table:style-name="ce140" office:value-type="float" office:value="185" calcext:value-type="float">
            <text:p>185</text:p>
          </table:table-cell>
          <table:table-cell table:style-name="ce145" office:value-type="float" office:value="216" calcext:value-type="float">
            <text:p>216</text:p>
          </table:table-cell>
          <table:table-cell table:style-name="ce133" office:value-type="float" office:value="253" calcext:value-type="float">
            <text:p>253</text:p>
          </table:table-cell>
          <table:table-cell table:style-name="ce140" office:value-type="float" office:value="296" calcext:value-type="float">
            <text:p>296</text:p>
          </table:table-cell>
          <table:table-cell table:style-name="ce140" office:value-type="float" office:value="347" calcext:value-type="float">
            <text:p>347</text:p>
          </table:table-cell>
          <table:table-cell table:style-name="ce140" office:value-type="float" office:value="406" calcext:value-type="float">
            <text:p>406</text:p>
          </table:table-cell>
          <table:table-cell table:style-name="ce145" office:value-type="float" office:value="475" calcext:value-type="float">
            <text:p>475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143" office:value-type="float" office:value="38" calcext:value-type="float">
            <text:p>38</text:p>
          </table:table-cell>
          <table:table-cell table:style-name="ce13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143" office:value-type="float" office:value="159" calcext:value-type="float">
            <text:p>159</text:p>
          </table:table-cell>
          <table:table-cell table:style-name="ce134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143" office:value-type="float" office:value="326" calcext:value-type="float">
            <text:p>326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143" office:value-type="float" office:value="63" calcext:value-type="float">
            <text:p>63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143" office:value-type="float" office:value="121" calcext:value-type="float">
            <text:p>121</text:p>
          </table:table-cell>
          <table:table-cell table:style-name="ce134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143" office:value-type="float" office:value="232" calcext:value-type="float">
            <text:p>232</text:p>
          </table:table-cell>
          <table:table-cell table:style-name="ce134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143" office:value-type="float" office:value="447" calcext:value-type="float">
            <text:p>44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143" office:value-type="float" office:value="90" calcext:value-type="float">
            <text:p>90</text:p>
          </table:table-cell>
          <table:table-cell table:style-name="ce134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143" office:value-type="float" office:value="197" calcext:value-type="float">
            <text:p>197</text:p>
          </table:table-cell>
          <table:table-cell table:style-name="ce134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143" office:value-type="float" office:value="433" calcext:value-type="float">
            <text:p>433</text:p>
          </table:table-cell>
          <table:table-cell table:style-name="ce134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143" office:value-type="float" office:value="949" calcext:value-type="float">
            <text:p>94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143" office:value-type="float" office:value="-453" calcext:value-type="float">
            <text:p>-453</text:p>
          </table:table-cell>
          <table:table-cell table:style-name="ce134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143" office:value-type="float" office:value="-1002" calcext:value-type="float">
            <text:p>-1002</text:p>
          </table:table-cell>
          <table:table-cell table:style-name="ce134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143" office:value-type="float" office:value="-2217" calcext:value-type="float">
            <text:p>-2217</text:p>
          </table:table-cell>
          <table:table-cell table:style-name="ce134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143" office:value-type="float" office:value="-4904" calcext:value-type="float">
            <text:p>-4904</text:p>
          </table:table-cell>
          <table:table-cell table:style-name="ce134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143" office:value-type="float" office:value="-10849" calcext:value-type="float">
            <text:p>-10849</text:p>
          </table:table-cell>
          <table:table-cell table:style-name="ce134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143" office:value-type="float" office:value="-24000" calcext:value-type="float">
            <text:p>-2400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28" calcext:value-type="float">
            <text:p>2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14" calcext:value-type="float">
            <text:p>14</text:p>
          </table:table-cell>
          <table:table-cell table:style-name="ce134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5" calcext:value-type="float">
            <text:p>35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43" office:value-type="float" office:value="88" calcext:value-type="float">
            <text:p>88</text:p>
          </table:table-cell>
          <table:table-cell table:style-name="ce134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143" office:value-type="float" office:value="222" calcext:value-type="float">
            <text:p>222</text:p>
          </table:table-cell>
          <table:table-cell table:style-name="ce134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143" office:value-type="float" office:value="556" calcext:value-type="float">
            <text:p>5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43" office:value-type="float" office:value="45" calcext:value-type="float">
            <text:p>45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143" office:value-type="float" office:value="99" calcext:value-type="float">
            <text:p>99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143" office:value-type="float" office:value="37" calcext:value-type="float">
            <text:p>37</text:p>
          </table:table-cell>
          <table:table-cell table:style-name="ce134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43" office:value-type="float" office:value="82" calcext:value-type="float">
            <text:p>82</text:p>
          </table:table-cell>
          <table:table-cell table:style-name="ce134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143" office:value-type="float" office:value="180" calcext:value-type="float">
            <text:p>180</text:p>
          </table:table-cell>
          <table:table-cell table:style-name="ce134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143" office:value-type="float" office:value="395" calcext:value-type="float">
            <text:p>395</text:p>
          </table:table-cell>
          <table:table-cell table:style-name="ce134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143" office:value-type="float" office:value="866" calcext:value-type="float">
            <text:p>86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43" office:value-type="float" office:value="86" calcext:value-type="float">
            <text:p>86</text:p>
          </table:table-cell>
          <table:table-cell table:style-name="ce134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143" office:value-type="float" office:value="284" calcext:value-type="float">
            <text:p>28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0" calcext:value-type="float">
            <text:p>50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1" calcext:value-type="float">
            <text:p>81</text:p>
          </table:table-cell>
          <table:table-cell table:style-name="ce141" office:value-type="float" office:value="102" calcext:value-type="float">
            <text:p>102</text:p>
          </table:table-cell>
          <table:table-cell table:style-name="ce146" office:value-type="float" office:value="130" calcext:value-type="float">
            <text:p>130</text:p>
          </table:table-cell>
          <table:table-cell table:style-name="ce135" office:value-type="float" office:value="165" calcext:value-type="float">
            <text:p>165</text:p>
          </table:table-cell>
          <table:table-cell table:style-name="ce141" office:value-type="float" office:value="210" calcext:value-type="float">
            <text:p>210</text:p>
          </table:table-cell>
          <table:table-cell table:style-name="ce141" office:value-type="float" office:value="266" calcext:value-type="float">
            <text:p>266</text:p>
          </table:table-cell>
          <table:table-cell table:style-name="ce141" office:value-type="float" office:value="338" calcext:value-type="float">
            <text:p>338</text:p>
          </table:table-cell>
          <table:table-cell table:style-name="ce146" office:value-type="float" office:value="430" calcext:value-type="float">
            <text:p>43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26" office:value-type="string" calcext:value-type="string">
            <text:p>POINT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43" calcext:value-type="float">
            <text:p>43</text:p>
          </table:table-cell>
          <table:table-cell table:style-name="ce145" office:value-type="float" office:value="52" calcext:value-type="float">
            <text:p>52</text:p>
          </table:table-cell>
          <table:table-cell table:style-name="ce133" office:value-type="float" office:value="62" calcext:value-type="float">
            <text:p>62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107" calcext:value-type="float">
            <text:p>107</text:p>
          </table:table-cell>
          <table:table-cell table:style-name="ce145" office:value-type="float" office:value="128" calcext:value-type="float">
            <text:p>128</text:p>
          </table:table-cell>
          <table:table-cell table:style-name="ce133" office:value-type="float" office:value="154" calcext:value-type="float">
            <text:p>154</text:p>
          </table:table-cell>
          <table:table-cell table:style-name="ce140" office:value-type="float" office:value="185" calcext:value-type="float">
            <text:p>185</text:p>
          </table:table-cell>
          <table:table-cell table:style-name="ce140" office:value-type="float" office:value="222" calcext:value-type="float">
            <text:p>222</text:p>
          </table:table-cell>
          <table:table-cell table:style-name="ce140" office:value-type="float" office:value="266" calcext:value-type="float">
            <text:p>266</text:p>
          </table:table-cell>
          <table:table-cell table:style-name="ce145" office:value-type="float" office:value="319" calcext:value-type="float">
            <text:p>319</text:p>
          </table:table-cell>
          <table:table-cell table:style-name="ce133" office:value-type="float" office:value="383" calcext:value-type="float">
            <text:p>38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0" office:value-type="float" office:value="552" calcext:value-type="float">
            <text:p>552</text:p>
          </table:table-cell>
          <table:table-cell table:style-name="ce140" office:value-type="float" office:value="662" calcext:value-type="float">
            <text:p>662</text:p>
          </table:table-cell>
          <table:table-cell table:style-name="ce145" office:value-type="float" office:value="795" calcext:value-type="float">
            <text:p>795</text:p>
          </table:table-cell>
          <table:table-cell table:style-name="ce133" office:value-type="float" office:value="954" calcext:value-type="float">
            <text:p>954</text:p>
          </table:table-cell>
          <table:table-cell table:style-name="ce140" office:value-type="float" office:value="1145" calcext:value-type="float">
            <text:p>1145</text:p>
          </table:table-cell>
          <table:table-cell table:style-name="ce140" office:value-type="float" office:value="1374" calcext:value-type="float">
            <text:p>1374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5" office:value-type="float" office:value="1978" calcext:value-type="float">
            <text:p>1978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143" office:value-type="float" office:value="64" calcext:value-type="float">
            <text:p>64</text:p>
          </table:table-cell>
          <table:table-cell table:style-name="ce134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143" office:value-type="float" office:value="160" calcext:value-type="float">
            <text:p>160</text:p>
          </table:table-cell>
          <table:table-cell table:style-name="ce134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143" office:value-type="float" office:value="397" calcext:value-type="float">
            <text:p>397</text:p>
          </table:table-cell>
          <table:table-cell table:style-name="ce134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143" office:value-type="float" office:value="989" calcext:value-type="float">
            <text:p>98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43" office:value-type="float" office:value="83" calcext:value-type="float">
            <text:p>83</text:p>
          </table:table-cell>
          <table:table-cell table:style-name="ce134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143" office:value-type="float" office:value="205" calcext:value-type="float">
            <text:p>205</text:p>
          </table:table-cell>
          <table:table-cell table:style-name="ce134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143" office:value-type="float" office:value="511" calcext:value-type="float">
            <text:p>511</text:p>
          </table:table-cell>
          <table:table-cell table:style-name="ce134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143" office:value-type="float" office:value="1272" calcext:value-type="float">
            <text:p>127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143" office:value-type="float" office:value="103" calcext:value-type="float">
            <text:p>103</text:p>
          </table:table-cell>
          <table:table-cell table:style-name="ce134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143" office:value-type="float" office:value="256" calcext:value-type="float">
            <text:p>2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52" calcext:value-type="float">
            <text:p>52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143" office:value-type="float" office:value="128" calcext:value-type="float">
            <text:p>128</text:p>
          </table:table-cell>
          <table:table-cell table:style-name="ce134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143" office:value-type="float" office:value="319" calcext:value-type="float">
            <text:p>319</text:p>
          </table:table-cell>
          <table:table-cell table:style-name="ce134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143" office:value-type="float" office:value="795" calcext:value-type="float">
            <text:p>795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3" calcext:value-type="float">
            <text:p>193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75" calcext:value-type="float">
            <text:p>7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6" office:value-type="float" office:value="156" calcext:value-type="float">
            <text:p>156</text:p>
          </table:table-cell>
          <table:table-cell table:style-name="ce135" office:value-type="float" office:value="187" calcext:value-type="float">
            <text:p>187</text:p>
          </table:table-cell>
          <table:table-cell table:style-name="ce141" office:value-type="float" office:value="224" calcext:value-type="float">
            <text:p>224</text:p>
          </table:table-cell>
          <table:table-cell table:style-name="ce141" office:value-type="float" office:value="269" calcext:value-type="float">
            <text:p>269</text:p>
          </table:table-cell>
          <table:table-cell table:style-name="ce141" office:value-type="float" office:value="322" calcext:value-type="float">
            <text:p>322</text:p>
          </table:table-cell>
          <table:table-cell table:style-name="ce146" office:value-type="float" office:value="387" calcext:value-type="float">
            <text:p>38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HITPOIN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number-columns-repeated="2"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33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55" table:formula="of:=ROUND(15*1.5;0)" office:value-type="float" office:value="23" calcext:value-type="float">
            <text:p>23</text:p>
          </table:table-cell>
          <table:table-cell table:style-name="ce155" table:formula="of:=ROUND(17*1.5;0)" office:value-type="float" office:value="26" calcext:value-type="float">
            <text:p>26</text:p>
          </table:table-cell>
          <table:table-cell table:style-name="ce156" table:formula="of:=ROUND(18*1.5;0)" office:value-type="float" office:value="27" calcext:value-type="float">
            <text:p>27</text:p>
          </table:table-cell>
          <table:table-cell table:style-name="ce157" table:formula="of:=ROUND(20*1.5;0)" office:value-type="float" office:value="30" calcext:value-type="float">
            <text:p>30</text:p>
          </table:table-cell>
          <table:table-cell table:style-name="ce155" table:formula="of:=ROUND(22*1.5;0)" office:value-type="float" office:value="33" calcext:value-type="float">
            <text:p>33</text:p>
          </table:table-cell>
          <table:table-cell table:style-name="ce155" table:formula="of:=ROUND(24*1.5;0)" office:value-type="float" office:value="36" calcext:value-type="float">
            <text:p>36</text:p>
          </table:table-cell>
          <table:table-cell table:style-name="ce155" table:formula="of:=ROUND(27*1.5;0)" office:value-type="float" office:value="41" calcext:value-type="float">
            <text:p>41</text:p>
          </table:table-cell>
          <table:table-cell table:style-name="ce156" table:formula="of:=ROUND(30*1.5;0)" office:value-type="float" office:value="45" calcext:value-type="float">
            <text:p>45</text:p>
          </table:table-cell>
          <table:table-cell table:style-name="ce157" table:formula="of:=ROUND(33*1.5;0)" office:value-type="float" office:value="50" calcext:value-type="float">
            <text:p>50</text:p>
          </table:table-cell>
          <table:table-cell table:style-name="ce155" table:formula="of:=ROUND(36*1.5;0)" office:value-type="float" office:value="54" calcext:value-type="float">
            <text:p>54</text:p>
          </table:table-cell>
          <table:table-cell table:style-name="ce155" table:formula="of:=ROUND(39*1.5;0)" office:value-type="float" office:value="59" calcext:value-type="float">
            <text:p>59</text:p>
          </table:table-cell>
          <table:table-cell table:style-name="ce155" table:formula="of:=ROUND(43*1.5;0)" office:value-type="float" office:value="65" calcext:value-type="float">
            <text:p>65</text:p>
          </table:table-cell>
          <table:table-cell table:style-name="ce156" table:formula="of:=ROUND(48*1.5;0)" office:value-type="float" office:value="72" calcext:value-type="float">
            <text:p>72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43" office:value-type="float" office:value="49" calcext:value-type="float">
            <text:p>49</text:p>
          </table:table-cell>
          <table:table-cell table:style-name="ce134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43" office:value-type="float" office:value="79" calcext:value-type="float">
            <text:p>79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0" calcext:value-type="float">
            <text:p>2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7" calcext:value-type="float">
            <text:p>27</text:p>
          </table:table-cell>
          <table:table-cell table:style-name="ce146" office:value-type="float" office:value="29" calcext:value-type="float">
            <text:p>29</text:p>
          </table:table-cell>
          <table:table-cell table:style-name="ce135" office:value-type="float" office:value="32" calcext:value-type="float">
            <text:p>3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3" calcext:value-type="float">
            <text:p>43</text:p>
          </table:table-cell>
          <table:table-cell table:style-name="ce154" table:formula="of:=ROUND(47*1.5;0)" office:value-type="float" office:value="71" calcext:value-type="float">
            <text:p>71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BASEDEFENS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31" office:value-type="string" calcext:value-type="string">
            <text:p>WALL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ROUND((1.2515^([DB.C58]-1))*20;0)" office:value-type="float" office:value="20" calcext:value-type="float">
            <text:p>20</text:p>
          </table:table-cell>
          <table:table-cell table:style-name="ce142" table:formula="of:=ROUND((1.2515^([DB.D58]-1))*20;0)" office:value-type="float" office:value="25" calcext:value-type="float">
            <text:p>25</text:p>
          </table:table-cell>
          <table:table-cell table:style-name="ce142" table:formula="of:=ROUND((1.2515^([DB.E58]-1))*20;0)" office:value-type="float" office:value="31" calcext:value-type="float">
            <text:p>31</text:p>
          </table:table-cell>
          <table:table-cell table:style-name="ce142" table:formula="of:=ROUND((1.2515^([DB.F58]-1))*20;0)" office:value-type="float" office:value="39" calcext:value-type="float">
            <text:p>39</text:p>
          </table:table-cell>
          <table:table-cell table:style-name="ce147" table:formula="of:=ROUND((1.2515^([DB.G58]-1))*20;0)" office:value-type="float" office:value="49" calcext:value-type="float">
            <text:p>49</text:p>
          </table:table-cell>
          <table:table-cell table:style-name="ce136" table:formula="of:=ROUND((1.2515^([DB.H58]-1))*20;0)" office:value-type="float" office:value="61" calcext:value-type="float">
            <text:p>61</text:p>
          </table:table-cell>
          <table:table-cell table:style-name="ce142" table:formula="of:=ROUND((1.2515^([DB.I58]-1))*20;0)" office:value-type="float" office:value="77" calcext:value-type="float">
            <text:p>77</text:p>
          </table:table-cell>
          <table:table-cell table:style-name="ce142" table:formula="of:=ROUND((1.2515^([DB.J58]-1))*20;0)" office:value-type="float" office:value="96" calcext:value-type="float">
            <text:p>96</text:p>
          </table:table-cell>
          <table:table-cell table:style-name="ce142" table:formula="of:=ROUND((1.2515^([DB.K58]-1))*20;0)" office:value-type="float" office:value="120" calcext:value-type="float">
            <text:p>120</text:p>
          </table:table-cell>
          <table:table-cell table:style-name="ce147" table:formula="of:=ROUND((1.2515^([DB.L58]-1))*20;0)" office:value-type="float" office:value="151" calcext:value-type="float">
            <text:p>151</text:p>
          </table:table-cell>
          <table:table-cell table:style-name="ce136" table:formula="of:=ROUND((1.2515^([DB.M58]-1))*20;0)" office:value-type="float" office:value="189" calcext:value-type="float">
            <text:p>189</text:p>
          </table:table-cell>
          <table:table-cell table:style-name="ce142" table:formula="of:=ROUND((1.2515^([DB.N58]-1))*20;0)" office:value-type="float" office:value="236" calcext:value-type="float">
            <text:p>236</text:p>
          </table:table-cell>
          <table:table-cell table:style-name="ce142" table:formula="of:=ROUND((1.2515^([DB.O58]-1))*20;0)" office:value-type="float" office:value="295" calcext:value-type="float">
            <text:p>295</text:p>
          </table:table-cell>
          <table:table-cell table:style-name="ce142" table:formula="of:=ROUND((1.2515^([DB.P58]-1))*20;0)" office:value-type="float" office:value="370" calcext:value-type="float">
            <text:p>370</text:p>
          </table:table-cell>
          <table:table-cell table:style-name="ce147" table:formula="of:=ROUND((1.2515^([DB.Q58]-1))*20;0)" office:value-type="float" office:value="462" calcext:value-type="float">
            <text:p>462</text:p>
          </table:table-cell>
          <table:table-cell table:style-name="ce136" table:formula="of:=ROUND((1.2515^([DB.R58]-1))*20;0)" office:value-type="float" office:value="579" calcext:value-type="float">
            <text:p>579</text:p>
          </table:table-cell>
          <table:table-cell table:style-name="ce142" table:formula="of:=ROUND((1.2515^([DB.S58]-1))*20;0)" office:value-type="float" office:value="724" calcext:value-type="float">
            <text:p>724</text:p>
          </table:table-cell>
          <table:table-cell table:style-name="ce142" table:formula="of:=ROUND((1.2515^([DB.T58]-1))*20;0)" office:value-type="float" office:value="906" calcext:value-type="float">
            <text:p>906</text:p>
          </table:table-cell>
          <table:table-cell table:style-name="ce142" table:formula="of:=ROUND((1.2515^([DB.U58]-1))*20;0)" office:value-type="float" office:value="1134" calcext:value-type="float">
            <text:p>1134</text:p>
          </table:table-cell>
          <table:table-cell table:style-name="ce147" table:formula="of:=ROUND((1.2515^([DB.V58]-1))*20;0)" office:value-type="float" office:value="1420" calcext:value-type="float">
            <text:p>1420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AVAILABLE BED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00" calcext:value-type="float">
            <text:p>10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215" calcext:value-type="float">
            <text:p>215</text:p>
          </table:table-cell>
          <table:table-cell table:style-name="ce146" office:value-type="float" office:value="278" calcext:value-type="float">
            <text:p>278</text:p>
          </table:table-cell>
          <table:table-cell table:style-name="ce135" office:value-type="float" office:value="359" calcext:value-type="float">
            <text:p>359</text:p>
          </table:table-cell>
          <table:table-cell table:style-name="ce141" office:value-type="float" office:value="464" calcext:value-type="float">
            <text:p>464</text:p>
          </table:table-cell>
          <table:table-cell table:style-name="ce141" office:value-type="float" office:value="599" calcext:value-type="float">
            <text:p>599</text:p>
          </table:table-cell>
          <table:table-cell table:style-name="ce141" office:value-type="float" office:value="774" calcext:value-type="float">
            <text:p>774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UNITS</text:p>
          </table:table-cell>
          <table:table-cell table:number-columns-repeated="2" table:style-name="ce44" office:value-type="string" calcext:value-type="string">
            <text:p>PRV</text:p>
          </table:table-cell>
          <table:table-cell table:style-name="ce44" office:value-type="string" calcext:value-type="string">
            <text:p>OFF</text:p>
          </table:table-cell>
          <table:table-cell table:style-name="ce44" office:value-type="string" calcext:value-type="string">
            <text:p>DEFG</text:p>
          </table:table-cell>
          <table:table-cell table:style-name="ce44" office:value-type="string" calcext:value-type="string">
            <text:p>DEFC</text:p>
          </table:table-cell>
          <table:table-cell table:style-name="ce44" office:value-type="string" calcext:value-type="string">
            <text:p>DEFA</text:p>
          </table:table-cell>
          <table:table-cell table:style-name="ce44" office:value-type="string" calcext:value-type="string">
            <text:p>HPTS</text:p>
          </table:table-cell>
          <table:table-cell table:style-name="ce148" office:value-type="string" calcext:value-type="string" table:number-columns-spanned="2" table:number-rows-spanned="1">
            <text:p>SPEED</text:p>
          </table:table-cell>
          <table:covered-table-cell table:style-name="ce44"/>
          <table:table-cell table:style-name="ce44" office:value-type="string" calcext:value-type="string">
            <text:p>WOOD</text:p>
          </table:table-cell>
          <table:table-cell table:style-name="ce44" office:value-type="string" calcext:value-type="string">
            <text:p>CLAY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OBP</text:p>
          </table:table-cell>
          <table:table-cell table:style-name="ce44" office:value-type="string" calcext:value-type="string">
            <text:p>DBP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75" office:value-type="string" calcext:value-type="string">
            <text:p>SPEARMAN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5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49" office:value-type="time" office:time-value="PT00H14M00S" calcext:value-type="time" table:number-columns-spanned="2" table:number-rows-spanned="1">
            <text:p>00:14:00</text:p>
          </table:table-cell>
          <table:covered-table-cell table:style-name="ce145"/>
          <table:table-cell table:style-name="ce133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5" office:value-type="float" office:value="20" calcext:value-type="float">
            <text:p>2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SWORDSMA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55" calcext:value-type="float">
            <text:p>55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8M00S" calcext:value-type="time" table:number-columns-spanned="2" table:number-rows-spanned="1">
            <text:p>00:18:00</text:p>
          </table:table-cell>
          <table:covered-table-cell table:style-name="ce152"/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70" calcext:value-type="float">
            <text:p>7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XE FIGHT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60" calcext:value-type="float">
            <text:p>6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RCH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3" office:value-type="float" office:value="25" calcext:value-type="float">
            <text:p>2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80" calcext:value-type="float">
            <text:p>8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LIGHT CAVALRY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4" office:value-type="float" office:value="130" calcext:value-type="float">
            <text:p>130</text:p>
          </table:table-cell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40" calcext:value-type="float">
            <text:p>40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125" calcext:value-type="float">
            <text:p>125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250" calcext:value-type="float">
            <text:p>25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13" calcext:value-type="float">
            <text:p>13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MOUNTED ARCHER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3" office:value-type="float" office:value="150" calcext:value-type="float">
            <text:p>150</text:p>
          </table:table-cell>
          <table:table-cell table:style-name="ce134" office:value-type="float" office:value="40" calcext:value-type="float">
            <text:p>4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250" calcext:value-type="float">
            <text:p>2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6" calcext:value-type="float">
            <text:p>6</text:p>
          </table:table-cell>
          <table:table-cell table:style-name="ce143" office:value-type="float" office:value="12" calcext:value-type="float">
            <text:p>1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HEAVY CAVALRY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4" office:value-type="float" office:value="150" calcext:value-type="float">
            <text:p>15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60" calcext:value-type="float">
            <text:p>160</text:p>
          </table:table-cell>
          <table:table-cell table:style-name="ce143" office:value-type="float" office:value="180" calcext:value-type="float">
            <text:p>18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9M00S" calcext:value-type="time" table:number-columns-spanned="2" table:number-rows-spanned="1">
            <text:p>00:09:00</text:p>
          </table:table-cell>
          <table:covered-table-cell table:style-name="ce152"/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3" office:value-type="float" office:value="600" calcext:value-type="float">
            <text:p>600</text:p>
          </table:table-cell>
          <table:table-cell table:style-name="ce134" office:value-type="float" office:value="23" calcext:value-type="float">
            <text:p>23</text:p>
          </table:table-cell>
          <table:table-cell table:style-name="ce143" office:value-type="float" office:value="15" calcext:value-type="float">
            <text:p>1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RAM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20" calcext:value-type="float">
            <text:p>2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00" calcext:value-type="float">
            <text:p>3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4" office:value-type="float" office:value="4" calcext:value-type="float">
            <text:p>4</text:p>
          </table:table-cell>
          <table:table-cell table:style-name="ce143" office:value-type="float" office:value="8" calcext:value-type="float">
            <text:p>8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CATAPULT</text:p>
          </table:table-cell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20" calcext:value-type="float">
            <text:p>3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12" calcext:value-type="float">
            <text:p>12</text:p>
          </table:table-cell>
          <table:table-cell table:style-name="ce143" office:value-type="float" office:value="10" calcext:value-type="float">
            <text:p>1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BERSERKER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4" office:value-type="float" office:value="300" calcext:value-type="float">
            <text:p>30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1200" calcext:value-type="float">
            <text:p>1200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43" office:value-type="float" office:value="2400" calcext:value-type="float">
            <text:p>2400</text:p>
          </table:table-cell>
          <table:table-cell table:style-name="ce134" office:value-type="float" office:value="10" calcext:value-type="float">
            <text:p>10</text:p>
          </table:table-cell>
          <table:table-cell table:style-name="ce143" office:value-type="float" office:value="25" calcext:value-type="float">
            <text:p>2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TREBUCHET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50M00S" calcext:value-type="time" table:number-columns-spanned="2" table:number-rows-spanned="1">
            <text:p>00:50:00</text:p>
          </table:table-cell>
          <table:covered-table-cell table:style-name="ce152"/>
          <table:table-cell table:style-name="ce134" office:value-type="float" office:value="4000" calcext:value-type="float">
            <text:p>4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143" office:value-type="float" office:value="2000" calcext:value-type="float">
            <text:p>2000</text:p>
          </table:table-cell>
          <table:table-cell table:style-name="ce134" office:value-type="float" office:value="25" calcext:value-type="float">
            <text:p>25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NOBLEMAN</text:p>
          </table:table-cell>
          <table:table-cell table:number-columns-repeated="2" table:style-name="ce138" office:value-type="float" office:value="100" calcext:value-type="float">
            <text:p>10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35M00S" calcext:value-type="time" table:number-columns-spanned="2" table:number-rows-spanned="1">
            <text:p>00:35:00</text:p>
          </table:table-cell>
          <table:covered-table-cell table:style-name="ce152"/>
          <table:table-cell table:style-name="ce134" office:value-type="float" office:value="40000" calcext:value-type="float">
            <text:p>40000</text:p>
          </table:table-cell>
          <table:table-cell table:style-name="ce144" office:value-type="float" office:value="50000" calcext:value-type="float">
            <text:p>50000</text:p>
          </table:table-cell>
          <table:table-cell table:style-name="ce143" office:value-type="float" office:value="50000" calcext:value-type="float">
            <text:p>5000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8" office:value-type="string" calcext:value-type="string">
            <text:p>PALADIN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5" office:value-type="float" office:value="150" calcext:value-type="float">
            <text:p>150</text:p>
          </table:table-cell>
          <table:table-cell table:style-name="ce135" office:value-type="float" office:value="250" calcext:value-type="float">
            <text:p>25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6" office:value-type="float" office:value="150" calcext:value-type="float">
            <text:p>150</text:p>
          </table:table-cell>
          <table:table-cell table:style-name="ce139" office:value-type="float" office:value="0" calcext:value-type="float">
            <text:p>0</text:p>
          </table:table-cell>
          <table:table-cell table:style-name="ce151" office:value-type="time" office:time-value="PT00H08M00S" calcext:value-type="time" table:number-columns-spanned="2" table:number-rows-spanned="1">
            <text:p>00:08:00</text:p>
          </table:table-cell>
          <table:covered-table-cell table:style-name="ce153"/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35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 table:number-rows-repeated="4">
          <table:table-cell table:style-name="Default" table:number-columns-repeated="64"/>
        </table:table-row>
        <table:table-row table:style-name="ro5" table:number-rows-repeated="104849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8.35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1:36:10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11:39:11.487000000</meta:creation-date>
    <dc:date>2019-09-13T12:22:33.488000000</dc:date>
    <meta:editing-duration>P16DT7H5M9S</meta:editing-duration>
    <meta:editing-cycles>237</meta:editing-cycles>
    <meta:generator>LibreOffice/6.3.1.2$Windows_X86_64 LibreOffice_project/b79626edf0065ac373bd1df5c28bd630b4424273</meta:generator>
    <meta:document-statistic meta:table-count="3" meta:cell-count="3691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